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20_buffer100_rest6_fft" table:style-name="ta1">
        <table:shapes>
          <draw:frame draw:z-index="0" draw:style-name="gr1" draw:text-style-name="P1" svg:width="453.51pt" svg:height="255.09pt" svg:x="122.14pt" svg:y="1385.23pt">
            <loext:p draw:notify-on-update-of-ranges="220_buffer100_rest6_fft.A108:220_buffer100_rest6_fft.A157 220_buffer100_rest6_fft.B108:220_buffer100_rest6_fft.B1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33.94pt" svg:height="255.26pt" svg:x="349.57pt" svg:y="2076.6pt">
            <loext:p draw:notify-on-update-of-ranges="220_buffer100_rest6_fft.C161:220_buffer100_rest6_fft.C210 220_buffer100_rest6_fft.F161:220_buffer100_rest6_fft.F2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22.14pt" svg:y="2716.41pt">
            <loext:p draw:notify-on-update-of-ranges="220_buffer100_rest6_fft.A213:220_buffer100_rest6_fft.A262 220_buffer100_rest6_fft.B213:220_buffer100_rest6_fft.B2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24.61pt" svg:height="255.23pt" svg:x="349.57pt" svg:y="3395.03pt">
            <loext:p draw:notify-on-update-of-ranges="220_buffer100_rest6_fft.C266:220_buffer100_rest6_fft.C315 220_buffer100_rest6_fft.F266:220_buffer100_rest6_fft.F3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22.14pt" svg:y="4073.24pt">
            <loext:p draw:notify-on-update-of-ranges="220_buffer100_rest6_fft.A318:220_buffer100_rest6_fft.A367 220_buffer100_rest6_fft.B318:220_buffer100_rest6_fft.B36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025.38pt" svg:height="255.23pt" svg:x="349.57pt" svg:y="4739.02pt">
            <loext:p draw:notify-on-update-of-ranges="220_buffer100_rest6_fft.C371:220_buffer100_rest6_fft.C420 220_buffer100_rest6_fft.F371:220_buffer100_rest6_fft.F4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it/n0 </text:p>
          </table:table-cell>
          <table:table-cell office:value-type="string" calcext:value-type="string">
            <text:p><text:s/>Input sta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5Input finish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20" calcext:value-type="float">
            <text:p>-17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18" calcext:value-type="float">
            <text:p>-171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15" calcext:value-type="float">
            <text:p>-171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09" calcext:value-type="float">
            <text:p>-170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06" calcext:value-type="float">
            <text:p>-170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06" calcext:value-type="float">
            <text:p>-17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03" calcext:value-type="float">
            <text:p>-170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03" calcext:value-type="float">
            <text:p>-170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706" calcext:value-type="float">
            <text:p>-170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707" calcext:value-type="float">
            <text:p>-170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05" calcext:value-type="float">
            <text:p>-170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03" calcext:value-type="float">
            <text:p>-170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02" calcext:value-type="float">
            <text:p>-170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701" calcext:value-type="float">
            <text:p>-170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703" calcext:value-type="float">
            <text:p>-170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705" calcext:value-type="float">
            <text:p>-170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707" calcext:value-type="float">
            <text:p>-170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12" calcext:value-type="float">
            <text:p>-171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716" calcext:value-type="float">
            <text:p>-171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716" calcext:value-type="float">
            <text:p>-171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715" calcext:value-type="float">
            <text:p>-171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13" calcext:value-type="float">
            <text:p>-171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10" calcext:value-type="float">
            <text:p>-171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10" calcext:value-type="float">
            <text:p>-171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14" calcext:value-type="float">
            <text:p>-171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16" calcext:value-type="float">
            <text:p>-171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18" calcext:value-type="float">
            <text:p>-171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20" calcext:value-type="float">
            <text:p>-172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721" calcext:value-type="float">
            <text:p>-172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723" calcext:value-type="float">
            <text:p>-172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719" calcext:value-type="float">
            <text:p>-171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717" calcext:value-type="float">
            <text:p>-171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715" calcext:value-type="float">
            <text:p>-171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715" calcext:value-type="float">
            <text:p>-171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716" calcext:value-type="float">
            <text:p>-171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718" calcext:value-type="float">
            <text:p>-171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723" calcext:value-type="float">
            <text:p>-172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727" calcext:value-type="float">
            <text:p>-172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731" calcext:value-type="float">
            <text:p>-173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731" calcext:value-type="float">
            <text:p>-173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726" calcext:value-type="float">
            <text:p>-172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721" calcext:value-type="float">
            <text:p>-172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717" calcext:value-type="float">
            <text:p>-1717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718" calcext:value-type="float">
            <text:p>-171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721" calcext:value-type="float">
            <text:p>-172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726" calcext:value-type="float">
            <text:p>-172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724" calcext:value-type="float">
            <text:p>-1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 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 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20" calcext:value-type="float">
            <text:p>-1720</text:p>
          </table:table-cell>
          <table:table-cell office:value-type="float" office:value="0" calcext:value-type="float">
            <text:p>0</text:p>
          </table:table-cell>
          <table:table-cell office:value-type="float" office:value="-54764" calcext:value-type="float">
            <text:p>-54764</text:p>
          </table:table-cell>
          <table:table-cell office:value-type="float" office:value="0" calcext:value-type="float">
            <text:p>0</text:p>
          </table:table-cell>
          <table:table-cell office:value-type="float" office:value="54764" calcext:value-type="float">
            <text:p>547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18" calcext:value-type="float">
            <text:p>-1718</text:p>
          </table:table-cell>
          <table:table-cell office:value-type="float" office:value="640" calcext:value-type="float">
            <text:p>640</text:p>
          </table:table-cell>
          <table:table-cell office:value-type="float" office:value="12.07443" calcext:value-type="float">
            <text:p>12.07443</text:p>
          </table:table-cell>
          <table:table-cell office:value-type="float" office:value="137.99945" calcext:value-type="float">
            <text:p>137.99945</text:p>
          </table:table-cell>
          <table:table-cell office:value-type="float" office:value="138.52668" calcext:value-type="float">
            <text:p>138.526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715" calcext:value-type="float">
            <text:p>-1715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09" calcext:value-type="float">
            <text:p>-1709</text:p>
          </table:table-cell>
          <table:table-cell office:value-type="float" office:value="1920" calcext:value-type="float">
            <text:p>1920</text:p>
          </table:table-cell>
          <table:table-cell office:value-type="float" office:value="-40.20002" calcext:value-type="float">
            <text:p>-40.20002</text:p>
          </table:table-cell>
          <table:table-cell office:value-type="float" office:value="10.21717" calcext:value-type="float">
            <text:p>10.21717</text:p>
          </table:table-cell>
          <table:table-cell office:value-type="float" office:value="41.4781" calcext:value-type="float">
            <text:p>41.47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06" calcext:value-type="float">
            <text:p>-1706</text:p>
          </table:table-cell>
          <table:table-cell office:value-type="float" office:value="2560" calcext:value-type="float">
            <text:p>2560</text:p>
          </table:table-cell>
          <table:table-cell office:value-type="float" office:value="24.29867" calcext:value-type="float">
            <text:p>24.29867</text:p>
          </table:table-cell>
          <table:table-cell office:value-type="float" office:value="17.29974" calcext:value-type="float">
            <text:p>17.29974</text:p>
          </table:table-cell>
          <table:table-cell office:value-type="float" office:value="29.82795" calcext:value-type="float">
            <text:p>29.827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06" calcext:value-type="float">
            <text:p>-1706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703" calcext:value-type="float">
            <text:p>-1703</text:p>
          </table:table-cell>
          <table:table-cell office:value-type="float" office:value="3840" calcext:value-type="float">
            <text:p>3840</text:p>
          </table:table-cell>
          <table:table-cell office:value-type="float" office:value="-4.28267" calcext:value-type="float">
            <text:p>-4.28267</text:p>
          </table:table-cell>
          <table:table-cell office:value-type="float" office:value="-31.28954" calcext:value-type="float">
            <text:p>-31.28954</text:p>
          </table:table-cell>
          <table:table-cell office:value-type="float" office:value="31.58127" calcext:value-type="float">
            <text:p>31.581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03" calcext:value-type="float">
            <text:p>-1703</text:p>
          </table:table-cell>
          <table:table-cell office:value-type="float" office:value="4480" calcext:value-type="float">
            <text:p>4480</text:p>
          </table:table-cell>
          <table:table-cell office:value-type="float" office:value="-4.1312" calcext:value-type="float">
            <text:p>-4.1312</text:p>
          </table:table-cell>
          <table:table-cell office:value-type="float" office:value="-23.18509" calcext:value-type="float">
            <text:p>-23.18509</text:p>
          </table:table-cell>
          <table:table-cell office:value-type="float" office:value="23.55027" calcext:value-type="float">
            <text:p>23.55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706" calcext:value-type="float">
            <text:p>-1706</text:p>
          </table:table-cell>
          <table:table-cell office:value-type="float" office:value="5120" calcext:value-type="float">
            <text:p>5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07" calcext:value-type="float">
            <text:p>-1707</text:p>
          </table:table-cell>
          <table:table-cell office:value-type="float" office:value="5760" calcext:value-type="float">
            <text:p>5760</text:p>
          </table:table-cell>
          <table:table-cell office:value-type="float" office:value="8.0908" calcext:value-type="float">
            <text:p>8.0908</text:p>
          </table:table-cell>
          <table:table-cell office:value-type="float" office:value="2.17409" calcext:value-type="float">
            <text:p>2.17409</text:p>
          </table:table-cell>
          <table:table-cell office:value-type="float" office:value="8.37781" calcext:value-type="float">
            <text:p>8.377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705" calcext:value-type="float">
            <text:p>-1705</text:p>
          </table:table-cell>
          <table:table-cell office:value-type="float" office:value="6400" calcext:value-type="float">
            <text:p>6400</text:p>
          </table:table-cell>
          <table:table-cell office:value-type="float" office:value="-2.62185" calcext:value-type="float">
            <text:p>-2.62185</text:p>
          </table:table-cell>
          <table:table-cell office:value-type="float" office:value="-21.04731" calcext:value-type="float">
            <text:p>-21.04731</text:p>
          </table:table-cell>
          <table:table-cell office:value-type="float" office:value="21.20998" calcext:value-type="float">
            <text:p>21.209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03" calcext:value-type="float">
            <text:p>-1703</text:p>
          </table:table-cell>
          <table:table-cell office:value-type="float" office:value="7040" calcext:value-type="float">
            <text:p>7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02" calcext:value-type="float">
            <text:p>-1702</text:p>
          </table:table-cell>
          <table:table-cell office:value-type="float" office:value="7680" calcext:value-type="float">
            <text:p>7680</text:p>
          </table:table-cell>
          <table:table-cell office:value-type="float" office:value="0.3093" calcext:value-type="float">
            <text:p>0.3093</text:p>
          </table:table-cell>
          <table:table-cell office:value-type="float" office:value="-10.97829" calcext:value-type="float">
            <text:p>-10.97829</text:p>
          </table:table-cell>
          <table:table-cell office:value-type="float" office:value="10.98265" calcext:value-type="float">
            <text:p>10.9826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01" calcext:value-type="float">
            <text:p>-1701</text:p>
          </table:table-cell>
          <table:table-cell office:value-type="float" office:value="8320" calcext:value-type="float">
            <text:p>8320</text:p>
          </table:table-cell>
          <table:table-cell office:value-type="float" office:value="-2.15307" calcext:value-type="float">
            <text:p>-2.15307</text:p>
          </table:table-cell>
          <table:table-cell office:value-type="float" office:value="-13.72927" calcext:value-type="float">
            <text:p>-13.72927</text:p>
          </table:table-cell>
          <table:table-cell office:value-type="float" office:value="13.89707" calcext:value-type="float">
            <text:p>13.897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703" calcext:value-type="float">
            <text:p>-1703</text:p>
          </table:table-cell>
          <table:table-cell office:value-type="float" office:value="8960" calcext:value-type="float">
            <text:p>8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05" calcext:value-type="float">
            <text:p>-1705</text:p>
          </table:table-cell>
          <table:table-cell office:value-type="float" office:value="9600" calcext:value-type="float">
            <text:p>9600</text:p>
          </table:table-cell>
          <table:table-cell office:value-type="float" office:value="8.00082" calcext:value-type="float">
            <text:p>8.00082</text:p>
          </table:table-cell>
          <table:table-cell office:value-type="float" office:value="1.12915" calcext:value-type="float">
            <text:p>1.12915</text:p>
          </table:table-cell>
          <table:table-cell office:value-type="float" office:value="8.08011" calcext:value-type="float">
            <text:p>8.080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707" calcext:value-type="float">
            <text:p>-1707</text:p>
          </table:table-cell>
          <table:table-cell office:value-type="float" office:value="10240" calcext:value-type="float">
            <text:p>10240</text:p>
          </table:table-cell>
          <table:table-cell office:value-type="float" office:value="-6.24093" calcext:value-type="float">
            <text:p>-6.24093</text:p>
          </table:table-cell>
          <table:table-cell office:value-type="float" office:value="-6.53689" calcext:value-type="float">
            <text:p>-6.53689</text:p>
          </table:table-cell>
          <table:table-cell office:value-type="float" office:value="9.03771" calcext:value-type="float">
            <text:p>9.0377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712" calcext:value-type="float">
            <text:p>-1712</text:p>
          </table:table-cell>
          <table:table-cell office:value-type="float" office:value="10880" calcext:value-type="float">
            <text:p>10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716" calcext:value-type="float">
            <text:p>-1716</text:p>
          </table:table-cell>
          <table:table-cell office:value-type="float" office:value="11520" calcext:value-type="float">
            <text:p>11520</text:p>
          </table:table-cell>
          <table:table-cell office:value-type="float" office:value="-4.52029" calcext:value-type="float">
            <text:p>-4.52029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4.86463" calcext:value-type="float">
            <text:p>4.864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716" calcext:value-type="float">
            <text:p>-1716</text:p>
          </table:table-cell>
          <table:table-cell office:value-type="float" office:value="12160" calcext:value-type="float">
            <text:p>12160</text:p>
          </table:table-cell>
          <table:table-cell office:value-type="float" office:value="-2.53211" calcext:value-type="float">
            <text:p>-2.53211</text:p>
          </table:table-cell>
          <table:table-cell office:value-type="float" office:value="-5.88002" calcext:value-type="float">
            <text:p>-5.88002</text:p>
          </table:table-cell>
          <table:table-cell office:value-type="float" office:value="6.40205" calcext:value-type="float">
            <text:p>6.402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715" calcext:value-type="float">
            <text:p>-1715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13" calcext:value-type="float">
            <text:p>-1713</text:p>
          </table:table-cell>
          <table:table-cell office:value-type="float" office:value="13440" calcext:value-type="float">
            <text:p>13440</text:p>
          </table:table-cell>
          <table:table-cell office:value-type="float" office:value="-1.62271" calcext:value-type="float">
            <text:p>-1.62271</text:p>
          </table:table-cell>
          <table:table-cell office:value-type="float" office:value="-2.3791" calcext:value-type="float">
            <text:p>-2.3791</text:p>
          </table:table-cell>
          <table:table-cell office:value-type="float" office:value="2.87981" calcext:value-type="float">
            <text:p>2.8798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710" calcext:value-type="float">
            <text:p>-1710</text:p>
          </table:table-cell>
          <table:table-cell office:value-type="float" office:value="14080" calcext:value-type="float">
            <text:p>14080</text:p>
          </table:table-cell>
          <table:table-cell office:value-type="float" office:value="-2.62674" calcext:value-type="float">
            <text:p>-2.62674</text:p>
          </table:table-cell>
          <table:table-cell office:value-type="float" office:value="-13.17876" calcext:value-type="float">
            <text:p>-13.17876</text:p>
          </table:table-cell>
          <table:table-cell office:value-type="float" office:value="13.43799" calcext:value-type="float">
            <text:p>13.4379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10" calcext:value-type="float">
            <text:p>-1710</text:p>
          </table:table-cell>
          <table:table-cell office:value-type="float" office:value="14720" calcext:value-type="float">
            <text:p>14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714" calcext:value-type="float">
            <text:p>-1714</text:p>
          </table:table-cell>
          <table:table-cell office:value-type="float" office:value="15360" calcext:value-type="float">
            <text:p>15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16" calcext:value-type="float">
            <text:p>-1716</text:p>
          </table:table-cell>
          <table:table-cell office:value-type="float" office:value="16000" calcext:value-type="float">
            <text:p>1600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718" calcext:value-type="float">
            <text:p>-1718</text:p>
          </table:table-cell>
          <table:table-cell office:value-type="float" office:value="16640" calcext:value-type="float">
            <text:p>16640</text:p>
          </table:table-cell>
          <table:table-cell office:value-type="float" office:value="-5.0045" calcext:value-type="float">
            <text:p>-5.0045</text:p>
          </table:table-cell>
          <table:table-cell office:value-type="float" office:value="-5.00197" calcext:value-type="float">
            <text:p>-5.00197</text:p>
          </table:table-cell>
          <table:table-cell office:value-type="float" office:value="7.07564" calcext:value-type="float">
            <text:p>7.0756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720" calcext:value-type="float">
            <text:p>-1720</text:p>
          </table:table-cell>
          <table:table-cell office:value-type="float" office:value="17280" calcext:value-type="float">
            <text:p>17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721" calcext:value-type="float">
            <text:p>-1721</text:p>
          </table:table-cell>
          <table:table-cell office:value-type="float" office:value="17920" calcext:value-type="float">
            <text:p>17920</text:p>
          </table:table-cell>
          <table:table-cell office:value-type="float" office:value="-1.8926" calcext:value-type="float">
            <text:p>-1.8926</text:p>
          </table:table-cell>
          <table:table-cell office:value-type="float" office:value="0.32531" calcext:value-type="float">
            <text:p>0.32531</text:p>
          </table:table-cell>
          <table:table-cell office:value-type="float" office:value="1.92035" calcext:value-type="float">
            <text:p>1.920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723" calcext:value-type="float">
            <text:p>-1723</text:p>
          </table:table-cell>
          <table:table-cell office:value-type="float" office:value="18560" calcext:value-type="float">
            <text:p>18560</text:p>
          </table:table-cell>
          <table:table-cell office:value-type="float" office:value="-9.80763" calcext:value-type="float">
            <text:p>-9.80763</text:p>
          </table:table-cell>
          <table:table-cell office:value-type="float" office:value="-4.24961" calcext:value-type="float">
            <text:p>-4.24961</text:p>
          </table:table-cell>
          <table:table-cell office:value-type="float" office:value="10.68872" calcext:value-type="float">
            <text:p>10.6887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722" calcext:value-type="float">
            <text:p>-1722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719" calcext:value-type="float">
            <text:p>-1719</text:p>
          </table:table-cell>
          <table:table-cell office:value-type="float" office:value="19840" calcext:value-type="float">
            <text:p>19840</text:p>
          </table:table-cell>
          <table:table-cell office:value-type="float" office:value="-3.72662" calcext:value-type="float">
            <text:p>-3.72662</text:p>
          </table:table-cell>
          <table:table-cell office:value-type="float" office:value="-0.64731" calcext:value-type="float">
            <text:p>-0.64731</text:p>
          </table:table-cell>
          <table:table-cell office:value-type="float" office:value="3.78242" calcext:value-type="float">
            <text:p>3.7824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717" calcext:value-type="float">
            <text:p>-1717</text:p>
          </table:table-cell>
          <table:table-cell office:value-type="float" office:value="20480" calcext:value-type="float">
            <text:p>20480</text:p>
          </table:table-cell>
          <table:table-cell office:value-type="float" office:value="-7.91099" calcext:value-type="float">
            <text:p>-7.91099</text:p>
          </table:table-cell>
          <table:table-cell office:value-type="float" office:value="-2.92082" calcext:value-type="float">
            <text:p>-2.92082</text:p>
          </table:table-cell>
          <table:table-cell office:value-type="float" office:value="8.43297" calcext:value-type="float">
            <text:p>8.4329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715" calcext:value-type="float">
            <text:p>-1715</text:p>
          </table:table-cell>
          <table:table-cell office:value-type="float" office:value="21120" calcext:value-type="float">
            <text:p>21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15" calcext:value-type="float">
            <text:p>-1715</text:p>
          </table:table-cell>
          <table:table-cell office:value-type="float" office:value="21760" calcext:value-type="float">
            <text:p>21760</text:p>
          </table:table-cell>
          <table:table-cell office:value-type="float" office:value="6.60029" calcext:value-type="float">
            <text:p>6.60029</text:p>
          </table:table-cell>
          <table:table-cell office:value-type="float" office:value="-3.20412" calcext:value-type="float">
            <text:p>-3.20412</text:p>
          </table:table-cell>
          <table:table-cell office:value-type="float" office:value="7.33691" calcext:value-type="float">
            <text:p>7.3369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16" calcext:value-type="float">
            <text:p>-1716</text:p>
          </table:table-cell>
          <table:table-cell office:value-type="float" office:value="22400" calcext:value-type="float">
            <text:p>22400</text:p>
          </table:table-cell>
          <table:table-cell office:value-type="float" office:value="-6.03795" calcext:value-type="float">
            <text:p>-6.03795</text:p>
          </table:table-cell>
          <table:table-cell office:value-type="float" office:value="-5.05935" calcext:value-type="float">
            <text:p>-5.05935</text:p>
          </table:table-cell>
          <table:table-cell office:value-type="float" office:value="7.87743" calcext:value-type="float">
            <text:p>7.8774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718" calcext:value-type="float">
            <text:p>-1718</text:p>
          </table:table-cell>
          <table:table-cell office:value-type="float" office:value="23040" calcext:value-type="float">
            <text:p>23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723" calcext:value-type="float">
            <text:p>-1723</text:p>
          </table:table-cell>
          <table:table-cell office:value-type="float" office:value="23680" calcext:value-type="float">
            <text:p>23680</text:p>
          </table:table-cell>
          <table:table-cell office:value-type="float" office:value="1.69069" calcext:value-type="float">
            <text:p>1.69069</text:p>
          </table:table-cell>
          <table:table-cell office:value-type="float" office:value="10.97829" calcext:value-type="float">
            <text:p>10.97829</text:p>
          </table:table-cell>
          <table:table-cell office:value-type="float" office:value="11.10771" calcext:value-type="float">
            <text:p>11.1077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727" calcext:value-type="float">
            <text:p>-1727</text:p>
          </table:table-cell>
          <table:table-cell office:value-type="float" office:value="24320" calcext:value-type="float">
            <text:p>24320</text:p>
          </table:table-cell>
          <table:table-cell office:value-type="float" office:value="-9.73995" calcext:value-type="float">
            <text:p>-9.73995</text:p>
          </table:table-cell>
          <table:table-cell office:value-type="float" office:value="2.44463" calcext:value-type="float">
            <text:p>2.44463</text:p>
          </table:table-cell>
          <table:table-cell office:value-type="float" office:value="10.04206" calcext:value-type="float">
            <text:p>10.0420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731" calcext:value-type="float">
            <text:p>-1731</text:p>
          </table:table-cell>
          <table:table-cell office:value-type="float" office:value="24960" calcext:value-type="float">
            <text:p>24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731" calcext:value-type="float">
            <text:p>-1731</text:p>
          </table:table-cell>
          <table:table-cell office:value-type="float" office:value="25600" calcext:value-type="float">
            <text:p>25600</text:p>
          </table:table-cell>
          <table:table-cell office:value-type="float" office:value="6.0918" calcext:value-type="float">
            <text:p>6.0918</text:p>
          </table:table-cell>
          <table:table-cell office:value-type="float" office:value="-3.67164" calcext:value-type="float">
            <text:p>-3.67164</text:p>
          </table:table-cell>
          <table:table-cell office:value-type="float" office:value="7.11273" calcext:value-type="float">
            <text:p>7.1127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726" calcext:value-type="float">
            <text:p>-1726</text:p>
          </table:table-cell>
          <table:table-cell office:value-type="float" office:value="26240" calcext:value-type="float">
            <text:p>26240</text:p>
          </table:table-cell>
          <table:table-cell office:value-type="float" office:value="-18.25011" calcext:value-type="float">
            <text:p>-18.25011</text:p>
          </table:table-cell>
          <table:table-cell office:value-type="float" office:value="-3.04913" calcext:value-type="float">
            <text:p>-3.04913</text:p>
          </table:table-cell>
          <table:table-cell office:value-type="float" office:value="18.50307" calcext:value-type="float">
            <text:p>18.503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721" calcext:value-type="float">
            <text:p>-1721</text:p>
          </table:table-cell>
          <table:table-cell office:value-type="float" office:value="26880" calcext:value-type="float">
            <text:p>26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17" calcext:value-type="float">
            <text:p>-1717</text:p>
          </table:table-cell>
          <table:table-cell office:value-type="float" office:value="27520" calcext:value-type="float">
            <text:p>27520</text:p>
          </table:table-cell>
          <table:table-cell office:value-type="float" office:value="0.52959" calcext:value-type="float">
            <text:p>0.52959</text:p>
          </table:table-cell>
          <table:table-cell office:value-type="float" office:value="30.13919" calcext:value-type="float">
            <text:p>30.13919</text:p>
          </table:table-cell>
          <table:table-cell office:value-type="float" office:value="30.14385" calcext:value-type="float">
            <text:p>30.1438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718" calcext:value-type="float">
            <text:p>-1718</text:p>
          </table:table-cell>
          <table:table-cell office:value-type="float" office:value="28160" calcext:value-type="float">
            <text:p>28160</text:p>
          </table:table-cell>
          <table:table-cell office:value-type="float" office:value="-52.6026" calcext:value-type="float">
            <text:p>-52.6026</text:p>
          </table:table-cell>
          <table:table-cell office:value-type="float" office:value="-34.30123" calcext:value-type="float">
            <text:p>-34.30123</text:p>
          </table:table-cell>
          <table:table-cell office:value-type="float" office:value="62.79815" calcext:value-type="float">
            <text:p>62.7981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22" calcext:value-type="float">
            <text:p>-1722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21" calcext:value-type="float">
            <text:p>-1721</text:p>
          </table:table-cell>
          <table:table-cell office:value-type="float" office:value="29440" calcext:value-type="float">
            <text:p>29440</text:p>
          </table:table-cell>
          <table:table-cell office:value-type="float" office:value="-41.06838" calcext:value-type="float">
            <text:p>-41.06838</text:p>
          </table:table-cell>
          <table:table-cell office:value-type="float" office:value="-4.59085" calcext:value-type="float">
            <text:p>-4.59085</text:p>
          </table:table-cell>
          <table:table-cell office:value-type="float" office:value="41.32418" calcext:value-type="float">
            <text:p>41.3241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22" calcext:value-type="float">
            <text:p>-1722</text:p>
          </table:table-cell>
          <table:table-cell office:value-type="float" office:value="30080" calcext:value-type="float">
            <text:p>30080</text:p>
          </table:table-cell>
          <table:table-cell office:value-type="float" office:value="-114.71344" calcext:value-type="float">
            <text:p>-114.71344</text:p>
          </table:table-cell>
          <table:table-cell office:value-type="float" office:value="-19.60429" calcext:value-type="float">
            <text:p>-19.60429</text:p>
          </table:table-cell>
          <table:table-cell office:value-type="float" office:value="116.37656" calcext:value-type="float">
            <text:p>116.3765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726" calcext:value-type="float">
            <text:p>-1726</text:p>
          </table:table-cell>
          <table:table-cell office:value-type="float" office:value="30720" calcext:value-type="float">
            <text:p>30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24" calcext:value-type="float">
            <text:p>-1724</text:p>
          </table:table-cell>
          <table:table-cell office:value-type="float" office:value="31360" calcext:value-type="float">
            <text:p>31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nput sta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5Input finish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89" calcext:value-type="float">
            <text:p>-16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90" calcext:value-type="float">
            <text:p>-169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92" calcext:value-type="float">
            <text:p>-169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94" calcext:value-type="float">
            <text:p>-169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95" calcext:value-type="float">
            <text:p>-169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97" calcext:value-type="float">
            <text:p>-169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73" calcext:value-type="float">
            <text:p>-167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73" calcext:value-type="float">
            <text:p>-167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72" calcext:value-type="float">
            <text:p>-167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72" calcext:value-type="float">
            <text:p>-167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71" calcext:value-type="float">
            <text:p>-167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70" calcext:value-type="float">
            <text:p>-167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71" calcext:value-type="float">
            <text:p>-167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71" calcext:value-type="float">
            <text:p>-167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72" calcext:value-type="float">
            <text:p>-167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74" calcext:value-type="float">
            <text:p>-167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75" calcext:value-type="float">
            <text:p>-16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75" calcext:value-type="float">
            <text:p>-167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77" calcext:value-type="float">
            <text:p>-16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78" calcext:value-type="float">
            <text:p>-167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79" calcext:value-type="float">
            <text:p>-167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79" calcext:value-type="float">
            <text:p>-167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81" calcext:value-type="float">
            <text:p>-1681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83" calcext:value-type="float">
            <text:p>-168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84" calcext:value-type="float">
            <text:p>-168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84" calcext:value-type="float">
            <text:p>-168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86" calcext:value-type="float">
            <text:p>-168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87" calcext:value-type="float">
            <text:p>-168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88" calcext:value-type="float">
            <text:p>-168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89" calcext:value-type="float">
            <text:p>-168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89" calcext:value-type="float">
            <text:p>-1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 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 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89" calcext:value-type="float">
            <text:p>-1689</text:p>
          </table:table-cell>
          <table:table-cell office:value-type="float" office:value="0" calcext:value-type="float">
            <text:p>0</text:p>
          </table:table-cell>
          <table:table-cell office:value-type="float" office:value="-53591" calcext:value-type="float">
            <text:p>-5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90" calcext:value-type="float">
            <text:p>-1690</text:p>
          </table:table-cell>
          <table:table-cell office:value-type="float" office:value="640" calcext:value-type="float">
            <text:p>640</text:p>
          </table:table-cell>
          <table:table-cell office:value-type="float" office:value="-179.28939" calcext:value-type="float">
            <text:p>-179.28939</text:p>
          </table:table-cell>
          <table:table-cell office:value-type="float" office:value="-110.06703" calcext:value-type="float">
            <text:p>-110.06703</text:p>
          </table:table-cell>
          <table:table-cell office:value-type="float" office:value="210.37927" calcext:value-type="float">
            <text:p>210.379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91" calcext:value-type="float">
            <text:p>-1691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91" calcext:value-type="float">
            <text:p>-1691</text:p>
          </table:table-cell>
          <table:table-cell office:value-type="float" office:value="1920" calcext:value-type="float">
            <text:p>1920</text:p>
          </table:table-cell>
          <table:table-cell office:value-type="float" office:value="-10.14281" calcext:value-type="float">
            <text:p>-10.14281</text:p>
          </table:table-cell>
          <table:table-cell office:value-type="float" office:value="-101.48277" calcext:value-type="float">
            <text:p>-101.48277</text:p>
          </table:table-cell>
          <table:table-cell office:value-type="float" office:value="101.98838" calcext:value-type="float">
            <text:p>101.988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92" calcext:value-type="float">
            <text:p>-1692</text:p>
          </table:table-cell>
          <table:table-cell office:value-type="float" office:value="2560" calcext:value-type="float">
            <text:p>2560</text:p>
          </table:table-cell>
          <table:table-cell office:value-type="float" office:value="33.89888" calcext:value-type="float">
            <text:p>33.89888</text:p>
          </table:table-cell>
          <table:table-cell office:value-type="float" office:value="-60.36463" calcext:value-type="float">
            <text:p>-60.36463</text:p>
          </table:table-cell>
          <table:table-cell office:value-type="float" office:value="69.23166" calcext:value-type="float">
            <text:p>69.231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94" calcext:value-type="float">
            <text:p>-1694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695" calcext:value-type="float">
            <text:p>-1695</text:p>
          </table:table-cell>
          <table:table-cell office:value-type="float" office:value="3840" calcext:value-type="float">
            <text:p>3840</text:p>
          </table:table-cell>
          <table:table-cell office:value-type="float" office:value="-6.06535" calcext:value-type="float">
            <text:p>-6.06535</text:p>
          </table:table-cell>
          <table:table-cell office:value-type="float" office:value="6.70509" calcext:value-type="float">
            <text:p>6.70509</text:p>
          </table:table-cell>
          <table:table-cell office:value-type="float" office:value="9.04139" calcext:value-type="float">
            <text:p>9.041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97" calcext:value-type="float">
            <text:p>-1697</text:p>
          </table:table-cell>
          <table:table-cell office:value-type="float" office:value="4480" calcext:value-type="float">
            <text:p>4480</text:p>
          </table:table-cell>
          <table:table-cell office:value-type="float" office:value="-21.50826" calcext:value-type="float">
            <text:p>-21.50826</text:p>
          </table:table-cell>
          <table:table-cell office:value-type="float" office:value="6.17629" calcext:value-type="float">
            <text:p>6.17629</text:p>
          </table:table-cell>
          <table:table-cell office:value-type="float" office:value="22.37749" calcext:value-type="float">
            <text:p>22.3774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73" calcext:value-type="float">
            <text:p>-1673</text:p>
          </table:table-cell>
          <table:table-cell office:value-type="float" office:value="5120" calcext:value-type="float">
            <text:p>5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73" calcext:value-type="float">
            <text:p>-1673</text:p>
          </table:table-cell>
          <table:table-cell office:value-type="float" office:value="5760" calcext:value-type="float">
            <text:p>5760</text:p>
          </table:table-cell>
          <table:table-cell office:value-type="float" office:value="-26.25046" calcext:value-type="float">
            <text:p>-26.25046</text:p>
          </table:table-cell>
          <table:table-cell office:value-type="float" office:value="-33.42836" calcext:value-type="float">
            <text:p>-33.42836</text:p>
          </table:table-cell>
          <table:table-cell office:value-type="float" office:value="42.50344" calcext:value-type="float">
            <text:p>42.503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72" calcext:value-type="float">
            <text:p>-1672</text:p>
          </table:table-cell>
          <table:table-cell office:value-type="float" office:value="6400" calcext:value-type="float">
            <text:p>6400</text:p>
          </table:table-cell>
          <table:table-cell office:value-type="float" office:value="-2.02879" calcext:value-type="float">
            <text:p>-2.02879</text:p>
          </table:table-cell>
          <table:table-cell office:value-type="float" office:value="-42.37123" calcext:value-type="float">
            <text:p>-42.37123</text:p>
          </table:table-cell>
          <table:table-cell office:value-type="float" office:value="42.41978" calcext:value-type="float">
            <text:p>42.4197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72" calcext:value-type="float">
            <text:p>-1672</text:p>
          </table:table-cell>
          <table:table-cell office:value-type="float" office:value="7040" calcext:value-type="float">
            <text:p>7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71" calcext:value-type="float">
            <text:p>-1671</text:p>
          </table:table-cell>
          <table:table-cell office:value-type="float" office:value="7680" calcext:value-type="float">
            <text:p>7680</text:p>
          </table:table-cell>
          <table:table-cell office:value-type="float" office:value="3.25116" calcext:value-type="float">
            <text:p>3.25116</text:p>
          </table:table-cell>
          <table:table-cell office:value-type="float" office:value="3.9921" calcext:value-type="float">
            <text:p>3.9921</text:p>
          </table:table-cell>
          <table:table-cell office:value-type="float" office:value="5.14849" calcext:value-type="float">
            <text:p>5.148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69" calcext:value-type="float">
            <text:p>-1669</text:p>
          </table:table-cell>
          <table:table-cell office:value-type="float" office:value="8320" calcext:value-type="float">
            <text:p>8320</text:p>
          </table:table-cell>
          <table:table-cell office:value-type="float" office:value="-11.57105" calcext:value-type="float">
            <text:p>-11.57105</text:p>
          </table:table-cell>
          <table:table-cell office:value-type="float" office:value="5.00201" calcext:value-type="float">
            <text:p>5.00201</text:p>
          </table:table-cell>
          <table:table-cell office:value-type="float" office:value="12.60592" calcext:value-type="float">
            <text:p>12.6059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69" calcext:value-type="float">
            <text:p>-1669</text:p>
          </table:table-cell>
          <table:table-cell office:value-type="float" office:value="8960" calcext:value-type="float">
            <text:p>8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69" calcext:value-type="float">
            <text:p>-1669</text:p>
          </table:table-cell>
          <table:table-cell office:value-type="float" office:value="9600" calcext:value-type="float">
            <text:p>9600</text:p>
          </table:table-cell>
          <table:table-cell office:value-type="float" office:value="-21.97398" calcext:value-type="float">
            <text:p>-21.97398</text:p>
          </table:table-cell>
          <table:table-cell office:value-type="float" office:value="-11.88847" calcext:value-type="float">
            <text:p>-11.88847</text:p>
          </table:table-cell>
          <table:table-cell office:value-type="float" office:value="24.98383" calcext:value-type="float">
            <text:p>24.983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69" calcext:value-type="float">
            <text:p>-1669</text:p>
          </table:table-cell>
          <table:table-cell office:value-type="float" office:value="10240" calcext:value-type="float">
            <text:p>10240</text:p>
          </table:table-cell>
          <table:table-cell office:value-type="float" office:value="-8.61076" calcext:value-type="float">
            <text:p>-8.61076</text:p>
          </table:table-cell>
          <table:table-cell office:value-type="float" office:value="-17.64292" calcext:value-type="float">
            <text:p>-17.64292</text:p>
          </table:table-cell>
          <table:table-cell office:value-type="float" office:value="19.63206" calcext:value-type="float">
            <text:p>19.632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68" calcext:value-type="float">
            <text:p>-1668</text:p>
          </table:table-cell>
          <table:table-cell office:value-type="float" office:value="10880" calcext:value-type="float">
            <text:p>10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67" calcext:value-type="float">
            <text:p>-1667</text:p>
          </table:table-cell>
          <table:table-cell office:value-type="float" office:value="11520" calcext:value-type="float">
            <text:p>11520</text:p>
          </table:table-cell>
          <table:table-cell office:value-type="float" office:value="5.17496" calcext:value-type="float">
            <text:p>5.17496</text:p>
          </table:table-cell>
          <table:table-cell office:value-type="float" office:value="1.34792" calcext:value-type="float">
            <text:p>1.34792</text:p>
          </table:table-cell>
          <table:table-cell office:value-type="float" office:value="5.34763" calcext:value-type="float">
            <text:p>5.347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67" calcext:value-type="float">
            <text:p>-1667</text:p>
          </table:table-cell>
          <table:table-cell office:value-type="float" office:value="12160" calcext:value-type="float">
            <text:p>12160</text:p>
          </table:table-cell>
          <table:table-cell office:value-type="float" office:value="-4.82582" calcext:value-type="float">
            <text:p>-4.82582</text:p>
          </table:table-cell>
          <table:table-cell office:value-type="float" office:value="10.54006" calcext:value-type="float">
            <text:p>10.54006</text:p>
          </table:table-cell>
          <table:table-cell office:value-type="float" office:value="11.5923" calcext:value-type="float">
            <text:p>11.592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66" calcext:value-type="float">
            <text:p>-1666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66" calcext:value-type="float">
            <text:p>-1666</text:p>
          </table:table-cell>
          <table:table-cell office:value-type="float" office:value="13440" calcext:value-type="float">
            <text:p>13440</text:p>
          </table:table-cell>
          <table:table-cell office:value-type="float" office:value="-28.23835" calcext:value-type="float">
            <text:p>-28.23835</text:p>
          </table:table-cell>
          <table:table-cell office:value-type="float" office:value="-3.73659" calcext:value-type="float">
            <text:p>-3.73659</text:p>
          </table:table-cell>
          <table:table-cell office:value-type="float" office:value="28.4845" calcext:value-type="float">
            <text:p>28.484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66" calcext:value-type="float">
            <text:p>-1666</text:p>
          </table:table-cell>
          <table:table-cell office:value-type="float" office:value="14080" calcext:value-type="float">
            <text:p>14080</text:p>
          </table:table-cell>
          <table:table-cell office:value-type="float" office:value="-24.87597" calcext:value-type="float">
            <text:p>-24.87597</text:p>
          </table:table-cell>
          <table:table-cell office:value-type="float" office:value="-14.77658" calcext:value-type="float">
            <text:p>-14.77658</text:p>
          </table:table-cell>
          <table:table-cell office:value-type="float" office:value="28.93374" calcext:value-type="float">
            <text:p>28.9337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67" calcext:value-type="float">
            <text:p>-1667</text:p>
          </table:table-cell>
          <table:table-cell office:value-type="float" office:value="14720" calcext:value-type="float">
            <text:p>14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67" calcext:value-type="float">
            <text:p>-1667</text:p>
          </table:table-cell>
          <table:table-cell office:value-type="float" office:value="15360" calcext:value-type="float">
            <text:p>15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68" calcext:value-type="float">
            <text:p>-1668</text:p>
          </table:table-cell>
          <table:table-cell office:value-type="float" office:value="16000" calcext:value-type="float">
            <text:p>16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68" calcext:value-type="float">
            <text:p>-1668</text:p>
          </table:table-cell>
          <table:table-cell office:value-type="float" office:value="16640" calcext:value-type="float">
            <text:p>16640</text:p>
          </table:table-cell>
          <table:table-cell office:value-type="float" office:value="-2.32405" calcext:value-type="float">
            <text:p>-2.32405</text:p>
          </table:table-cell>
          <table:table-cell office:value-type="float" office:value="9.38901" calcext:value-type="float">
            <text:p>9.38901</text:p>
          </table:table-cell>
          <table:table-cell office:value-type="float" office:value="9.67237" calcext:value-type="float">
            <text:p>9.672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67" calcext:value-type="float">
            <text:p>-1667</text:p>
          </table:table-cell>
          <table:table-cell office:value-type="float" office:value="17280" calcext:value-type="float">
            <text:p>17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68" calcext:value-type="float">
            <text:p>-1668</text:p>
          </table:table-cell>
          <table:table-cell office:value-type="float" office:value="17920" calcext:value-type="float">
            <text:p>17920</text:p>
          </table:table-cell>
          <table:table-cell office:value-type="float" office:value="-21.97998" calcext:value-type="float">
            <text:p>-21.97998</text:p>
          </table:table-cell>
          <table:table-cell office:value-type="float" office:value="6.76446" calcext:value-type="float">
            <text:p>6.76446</text:p>
          </table:table-cell>
          <table:table-cell office:value-type="float" office:value="22.99733" calcext:value-type="float">
            <text:p>22.9973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69" calcext:value-type="float">
            <text:p>-1669</text:p>
          </table:table-cell>
          <table:table-cell office:value-type="float" office:value="18560" calcext:value-type="float">
            <text:p>18560</text:p>
          </table:table-cell>
          <table:table-cell office:value-type="float" office:value="-18.30415" calcext:value-type="float">
            <text:p>-18.30415</text:p>
          </table:table-cell>
          <table:table-cell office:value-type="float" office:value="-8.45462" calcext:value-type="float">
            <text:p>-8.45462</text:p>
          </table:table-cell>
          <table:table-cell office:value-type="float" office:value="20.1624" calcext:value-type="float">
            <text:p>20.16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70" calcext:value-type="float">
            <text:p>-1670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71" calcext:value-type="float">
            <text:p>-1671</text:p>
          </table:table-cell>
          <table:table-cell office:value-type="float" office:value="19840" calcext:value-type="float">
            <text:p>19840</text:p>
          </table:table-cell>
          <table:table-cell office:value-type="float" office:value="4.31651" calcext:value-type="float">
            <text:p>4.31651</text:p>
          </table:table-cell>
          <table:table-cell office:value-type="float" office:value="-2.71299" calcext:value-type="float">
            <text:p>-2.71299</text:p>
          </table:table-cell>
          <table:table-cell office:value-type="float" office:value="5.09829" calcext:value-type="float">
            <text:p>5.098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71" calcext:value-type="float">
            <text:p>-1671</text:p>
          </table:table-cell>
          <table:table-cell office:value-type="float" office:value="20480" calcext:value-type="float">
            <text:p>20480</text:p>
          </table:table-cell>
          <table:table-cell office:value-type="float" office:value="1.15708" calcext:value-type="float">
            <text:p>1.15708</text:p>
          </table:table-cell>
          <table:table-cell office:value-type="float" office:value="9.93114" calcext:value-type="float">
            <text:p>9.93114</text:p>
          </table:table-cell>
          <table:table-cell office:value-type="float" office:value="9.99832" calcext:value-type="float">
            <text:p>9.998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72" calcext:value-type="float">
            <text:p>-1672</text:p>
          </table:table-cell>
          <table:table-cell office:value-type="float" office:value="21120" calcext:value-type="float">
            <text:p>21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674" calcext:value-type="float">
            <text:p>-1674</text:p>
          </table:table-cell>
          <table:table-cell office:value-type="float" office:value="21760" calcext:value-type="float">
            <text:p>21760</text:p>
          </table:table-cell>
          <table:table-cell office:value-type="float" office:value="-20.70485" calcext:value-type="float">
            <text:p>-20.70485</text:p>
          </table:table-cell>
          <table:table-cell office:value-type="float" office:value="15.64323" calcext:value-type="float">
            <text:p>15.64323</text:p>
          </table:table-cell>
          <table:table-cell office:value-type="float" office:value="25.94998" calcext:value-type="float">
            <text:p>25.9499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75" calcext:value-type="float">
            <text:p>-1675</text:p>
          </table:table-cell>
          <table:table-cell office:value-type="float" office:value="22400" calcext:value-type="float">
            <text:p>22400</text:p>
          </table:table-cell>
          <table:table-cell office:value-type="float" office:value="-24.89137" calcext:value-type="float">
            <text:p>-24.89137</text:p>
          </table:table-cell>
          <table:table-cell office:value-type="float" office:value="7.47143" calcext:value-type="float">
            <text:p>7.47143</text:p>
          </table:table-cell>
          <table:table-cell office:value-type="float" office:value="25.98851" calcext:value-type="float">
            <text:p>25.9885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75" calcext:value-type="float">
            <text:p>-1675</text:p>
          </table:table-cell>
          <table:table-cell office:value-type="float" office:value="23040" calcext:value-type="float">
            <text:p>23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77" calcext:value-type="float">
            <text:p>-1677</text:p>
          </table:table-cell>
          <table:table-cell office:value-type="float" office:value="23680" calcext:value-type="float">
            <text:p>23680</text:p>
          </table:table-cell>
          <table:table-cell office:value-type="float" office:value="2.74883" calcext:value-type="float">
            <text:p>2.74883</text:p>
          </table:table-cell>
          <table:table-cell office:value-type="float" office:value="-3.9921" calcext:value-type="float">
            <text:p>-3.9921</text:p>
          </table:table-cell>
          <table:table-cell office:value-type="float" office:value="4.84696" calcext:value-type="float">
            <text:p>4.8469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678" calcext:value-type="float">
            <text:p>-1678</text:p>
          </table:table-cell>
          <table:table-cell office:value-type="float" office:value="24320" calcext:value-type="float">
            <text:p>24320</text:p>
          </table:table-cell>
          <table:table-cell office:value-type="float" office:value="11.11787" calcext:value-type="float">
            <text:p>11.11787</text:p>
          </table:table-cell>
          <table:table-cell office:value-type="float" office:value="10.89139" calcext:value-type="float">
            <text:p>10.89139</text:p>
          </table:table-cell>
          <table:table-cell office:value-type="float" office:value="15.56373" calcext:value-type="float">
            <text:p>15.5637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79" calcext:value-type="float">
            <text:p>-1679</text:p>
          </table:table-cell>
          <table:table-cell office:value-type="float" office:value="24960" calcext:value-type="float">
            <text:p>24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79" calcext:value-type="float">
            <text:p>-1679</text:p>
          </table:table-cell>
          <table:table-cell office:value-type="float" office:value="25600" calcext:value-type="float">
            <text:p>25600</text:p>
          </table:table-cell>
          <table:table-cell office:value-type="float" office:value="-17.90321" calcext:value-type="float">
            <text:p>-17.90321</text:p>
          </table:table-cell>
          <table:table-cell office:value-type="float" office:value="30.60678" calcext:value-type="float">
            <text:p>30.60678</text:p>
          </table:table-cell>
          <table:table-cell office:value-type="float" office:value="35.45843" calcext:value-type="float">
            <text:p>35.4584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81" calcext:value-type="float">
            <text:p>-1681</text:p>
          </table:table-cell>
          <table:table-cell office:value-type="float" office:value="26240" calcext:value-type="float">
            <text:p>26240</text:p>
          </table:table-cell>
          <table:table-cell office:value-type="float" office:value="-34.98395" calcext:value-type="float">
            <text:p>-34.98395</text:p>
          </table:table-cell>
          <table:table-cell office:value-type="float" office:value="17.18015" calcext:value-type="float">
            <text:p>17.18015</text:p>
          </table:table-cell>
          <table:table-cell office:value-type="float" office:value="38.9748" calcext:value-type="float">
            <text:p>38.974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83" calcext:value-type="float">
            <text:p>-1683</text:p>
          </table:table-cell>
          <table:table-cell office:value-type="float" office:value="26880" calcext:value-type="float">
            <text:p>26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84" calcext:value-type="float">
            <text:p>-1684</text:p>
          </table:table-cell>
          <table:table-cell office:value-type="float" office:value="27520" calcext:value-type="float">
            <text:p>27520</text:p>
          </table:table-cell>
          <table:table-cell office:value-type="float" office:value="-7.42612" calcext:value-type="float">
            <text:p>-7.42612</text:p>
          </table:table-cell>
          <table:table-cell office:value-type="float" office:value="-5.34003" calcext:value-type="float">
            <text:p>-5.34003</text:p>
          </table:table-cell>
          <table:table-cell office:value-type="float" office:value="9.14676" calcext:value-type="float">
            <text:p>9.1467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84" calcext:value-type="float">
            <text:p>-1684</text:p>
          </table:table-cell>
          <table:table-cell office:value-type="float" office:value="28160" calcext:value-type="float">
            <text:p>28160</text:p>
          </table:table-cell>
          <table:table-cell office:value-type="float" office:value="23.24365" calcext:value-type="float">
            <text:p>23.24365</text:p>
          </table:table-cell>
          <table:table-cell office:value-type="float" office:value="16.56788" calcext:value-type="float">
            <text:p>16.56788</text:p>
          </table:table-cell>
          <table:table-cell office:value-type="float" office:value="28.54403" calcext:value-type="float">
            <text:p>28.5440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86" calcext:value-type="float">
            <text:p>-1686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87" calcext:value-type="float">
            <text:p>-1687</text:p>
          </table:table-cell>
          <table:table-cell office:value-type="float" office:value="29440" calcext:value-type="float">
            <text:p>29440</text:p>
          </table:table-cell>
          <table:table-cell office:value-type="float" office:value="3.19367" calcext:value-type="float">
            <text:p>3.19367</text:p>
          </table:table-cell>
          <table:table-cell office:value-type="float" office:value="97.52172" calcext:value-type="float">
            <text:p>97.52172</text:p>
          </table:table-cell>
          <table:table-cell office:value-type="float" office:value="97.574" calcext:value-type="float">
            <text:p>97.57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88" calcext:value-type="float">
            <text:p>-1688</text:p>
          </table:table-cell>
          <table:table-cell office:value-type="float" office:value="30080" calcext:value-type="float">
            <text:p>30080</text:p>
          </table:table-cell>
          <table:table-cell office:value-type="float" office:value="-56.20386" calcext:value-type="float">
            <text:p>-56.20386</text:p>
          </table:table-cell>
          <table:table-cell office:value-type="float" office:value="160.52764" calcext:value-type="float">
            <text:p>160.52764</text:p>
          </table:table-cell>
          <table:table-cell office:value-type="float" office:value="170.08233" calcext:value-type="float">
            <text:p>170.0823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89" calcext:value-type="float">
            <text:p>-1689</text:p>
          </table:table-cell>
          <table:table-cell office:value-type="float" office:value="30720" calcext:value-type="float">
            <text:p>30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89" calcext:value-type="float">
            <text:p>-1689</text:p>
          </table:table-cell>
          <table:table-cell office:value-type="float" office:value="31360" calcext:value-type="float">
            <text:p>31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Input sta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5Input finish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70" calcext:value-type="float">
            <text:p>-167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72" calcext:value-type="float">
            <text:p>-167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73" calcext:value-type="float">
            <text:p>-167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74" calcext:value-type="float">
            <text:p>-167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74" calcext:value-type="float">
            <text:p>-167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90" calcext:value-type="float">
            <text:p>-169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90" calcext:value-type="float">
            <text:p>-169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89" calcext:value-type="float">
            <text:p>-168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88" calcext:value-type="float">
            <text:p>-168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86" calcext:value-type="float">
            <text:p>-168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85" calcext:value-type="float">
            <text:p>-168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83" calcext:value-type="float">
            <text:p>-168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81" calcext:value-type="float">
            <text:p>-168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81" calcext:value-type="float">
            <text:p>-168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81" calcext:value-type="float">
            <text:p>-168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80" calcext:value-type="float">
            <text:p>-168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80" calcext:value-type="float">
            <text:p>-168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79" calcext:value-type="float">
            <text:p>-167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78" calcext:value-type="float">
            <text:p>-167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77" calcext:value-type="float">
            <text:p>-167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77" calcext:value-type="float">
            <text:p>-167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75" calcext:value-type="float">
            <text:p>-167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74" calcext:value-type="float">
            <text:p>-167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74" calcext:value-type="float">
            <text:p>-167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73" calcext:value-type="float">
            <text:p>-167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73" calcext:value-type="float">
            <text:p>-167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72" calcext:value-type="float">
            <text:p>-167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71" calcext:value-type="float">
            <text:p>-167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71" calcext:value-type="float">
            <text:p>-167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65" calcext:value-type="float">
            <text:p>-1665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 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 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68" calcext:value-type="float">
            <text:p>-1668</text:p>
          </table:table-cell>
          <table:table-cell office:value-type="float" office:value="0" calcext:value-type="float">
            <text:p>0</text:p>
          </table:table-cell>
          <table:table-cell office:value-type="float" office:value="-53736" calcext:value-type="float">
            <text:p>-537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69" calcext:value-type="float">
            <text:p>-1669</text:p>
          </table:table-cell>
          <table:table-cell office:value-type="float" office:value="640" calcext:value-type="float">
            <text:p>640</text:p>
          </table:table-cell>
          <table:table-cell office:value-type="float" office:value="66.01728" calcext:value-type="float">
            <text:p>66.01728</text:p>
          </table:table-cell>
          <table:table-cell office:value-type="float" office:value="-84.34838" calcext:value-type="float">
            <text:p>-84.34838</text:p>
          </table:table-cell>
          <table:table-cell office:value-type="float" office:value="107.11177" calcext:value-type="float">
            <text:p>107.111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69" calcext:value-type="float">
            <text:p>-1669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70" calcext:value-type="float">
            <text:p>-1670</text:p>
          </table:table-cell>
          <table:table-cell office:value-type="float" office:value="1920" calcext:value-type="float">
            <text:p>1920</text:p>
          </table:table-cell>
          <table:table-cell office:value-type="float" office:value="36.05673" calcext:value-type="float">
            <text:p>36.05673</text:p>
          </table:table-cell>
          <table:table-cell office:value-type="float" office:value="58.83464" calcext:value-type="float">
            <text:p>58.83464</text:p>
          </table:table-cell>
          <table:table-cell office:value-type="float" office:value="69.00437" calcext:value-type="float">
            <text:p>69.004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72" calcext:value-type="float">
            <text:p>-1672</text:p>
          </table:table-cell>
          <table:table-cell office:value-type="float" office:value="2560" calcext:value-type="float">
            <text:p>2560</text:p>
          </table:table-cell>
          <table:table-cell office:value-type="float" office:value="-34.75698" calcext:value-type="float">
            <text:p>-34.75698</text:p>
          </table:table-cell>
          <table:table-cell office:value-type="float" office:value="50.40068" calcext:value-type="float">
            <text:p>50.40068</text:p>
          </table:table-cell>
          <table:table-cell office:value-type="float" office:value="61.22317" calcext:value-type="float">
            <text:p>61.223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73" calcext:value-type="float">
            <text:p>-1673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674" calcext:value-type="float">
            <text:p>-1674</text:p>
          </table:table-cell>
          <table:table-cell office:value-type="float" office:value="3840" calcext:value-type="float">
            <text:p>3840</text:p>
          </table:table-cell>
          <table:table-cell office:value-type="float" office:value="-5.55455" calcext:value-type="float">
            <text:p>-5.55455</text:p>
          </table:table-cell>
          <table:table-cell office:value-type="float" office:value="-8.81432" calcext:value-type="float">
            <text:p>-8.81432</text:p>
          </table:table-cell>
          <table:table-cell office:value-type="float" office:value="10.4185" calcext:value-type="float">
            <text:p>10.41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74" calcext:value-type="float">
            <text:p>-1674</text:p>
          </table:table-cell>
          <table:table-cell office:value-type="float" office:value="4480" calcext:value-type="float">
            <text:p>4480</text:p>
          </table:table-cell>
          <table:table-cell office:value-type="float" office:value="5.87073" calcext:value-type="float">
            <text:p>5.87073</text:p>
          </table:table-cell>
          <table:table-cell office:value-type="float" office:value="2.17933" calcext:value-type="float">
            <text:p>2.17933</text:p>
          </table:table-cell>
          <table:table-cell office:value-type="float" office:value="6.26219" calcext:value-type="float">
            <text:p>6.262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91" calcext:value-type="float">
            <text:p>-1691</text:p>
          </table:table-cell>
          <table:table-cell office:value-type="float" office:value="5120" calcext:value-type="float">
            <text:p>5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91" calcext:value-type="float">
            <text:p>-1691</text:p>
          </table:table-cell>
          <table:table-cell office:value-type="float" office:value="5760" calcext:value-type="float">
            <text:p>5760</text:p>
          </table:table-cell>
          <table:table-cell office:value-type="float" office:value="10.72839" calcext:value-type="float">
            <text:p>10.72839</text:p>
          </table:table-cell>
          <table:table-cell office:value-type="float" office:value="19.88048" calcext:value-type="float">
            <text:p>19.88048</text:p>
          </table:table-cell>
          <table:table-cell office:value-type="float" office:value="22.59053" calcext:value-type="float">
            <text:p>22.590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91" calcext:value-type="float">
            <text:p>-1691</text:p>
          </table:table-cell>
          <table:table-cell office:value-type="float" office:value="6400" calcext:value-type="float">
            <text:p>6400</text:p>
          </table:table-cell>
          <table:table-cell office:value-type="float" office:value="-5.98143" calcext:value-type="float">
            <text:p>-5.98143</text:p>
          </table:table-cell>
          <table:table-cell office:value-type="float" office:value="32.05618" calcext:value-type="float">
            <text:p>32.05618</text:p>
          </table:table-cell>
          <table:table-cell office:value-type="float" office:value="32.60945" calcext:value-type="float">
            <text:p>32.609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90" calcext:value-type="float">
            <text:p>-1690</text:p>
          </table:table-cell>
          <table:table-cell office:value-type="float" office:value="7040" calcext:value-type="float">
            <text:p>7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90" calcext:value-type="float">
            <text:p>-1690</text:p>
          </table:table-cell>
          <table:table-cell office:value-type="float" office:value="7680" calcext:value-type="float">
            <text:p>7680</text:p>
          </table:table-cell>
          <table:table-cell office:value-type="float" office:value="-6.50232" calcext:value-type="float">
            <text:p>-6.50232</text:p>
          </table:table-cell>
          <table:table-cell office:value-type="float" office:value="-7.98421" calcext:value-type="float">
            <text:p>-7.98421</text:p>
          </table:table-cell>
          <table:table-cell office:value-type="float" office:value="10.29698" calcext:value-type="float">
            <text:p>10.2969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89" calcext:value-type="float">
            <text:p>-1689</text:p>
          </table:table-cell>
          <table:table-cell office:value-type="float" office:value="8320" calcext:value-type="float">
            <text:p>8320</text:p>
          </table:table-cell>
          <table:table-cell office:value-type="float" office:value="5.25544" calcext:value-type="float">
            <text:p>5.25544</text:p>
          </table:table-cell>
          <table:table-cell office:value-type="float" office:value="-2.1136" calcext:value-type="float">
            <text:p>-2.1136</text:p>
          </table:table-cell>
          <table:table-cell office:value-type="float" office:value="5.66453" calcext:value-type="float">
            <text:p>5.6645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88" calcext:value-type="float">
            <text:p>-1688</text:p>
          </table:table-cell>
          <table:table-cell office:value-type="float" office:value="8960" calcext:value-type="float">
            <text:p>8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86" calcext:value-type="float">
            <text:p>-1686</text:p>
          </table:table-cell>
          <table:table-cell office:value-type="float" office:value="9600" calcext:value-type="float">
            <text:p>9600</text:p>
          </table:table-cell>
          <table:table-cell office:value-type="float" office:value="8.37437" calcext:value-type="float">
            <text:p>8.37437</text:p>
          </table:table-cell>
          <table:table-cell office:value-type="float" office:value="4.21539" calcext:value-type="float">
            <text:p>4.21539</text:p>
          </table:table-cell>
          <table:table-cell office:value-type="float" office:value="9.37548" calcext:value-type="float">
            <text:p>9.375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85" calcext:value-type="float">
            <text:p>-1685</text:p>
          </table:table-cell>
          <table:table-cell office:value-type="float" office:value="10240" calcext:value-type="float">
            <text:p>10240</text:p>
          </table:table-cell>
          <table:table-cell office:value-type="float" office:value="4.71542" calcext:value-type="float">
            <text:p>4.71542</text:p>
          </table:table-cell>
          <table:table-cell office:value-type="float" office:value="20.25399" calcext:value-type="float">
            <text:p>20.25399</text:p>
          </table:table-cell>
          <table:table-cell office:value-type="float" office:value="20.79565" calcext:value-type="float">
            <text:p>20.7956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83" calcext:value-type="float">
            <text:p>-1683</text:p>
          </table:table-cell>
          <table:table-cell office:value-type="float" office:value="10880" calcext:value-type="float">
            <text:p>10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81" calcext:value-type="float">
            <text:p>-1681</text:p>
          </table:table-cell>
          <table:table-cell office:value-type="float" office:value="11520" calcext:value-type="float">
            <text:p>11520</text:p>
          </table:table-cell>
          <table:table-cell office:value-type="float" office:value="-5.498" calcext:value-type="float">
            <text:p>-5.498</text:p>
          </table:table-cell>
          <table:table-cell office:value-type="float" office:value="-2.43911" calcext:value-type="float">
            <text:p>-2.43911</text:p>
          </table:table-cell>
          <table:table-cell office:value-type="float" office:value="6.01475" calcext:value-type="float">
            <text:p>6.0147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81" calcext:value-type="float">
            <text:p>-1681</text:p>
          </table:table-cell>
          <table:table-cell office:value-type="float" office:value="12160" calcext:value-type="float">
            <text:p>12160</text:p>
          </table:table-cell>
          <table:table-cell office:value-type="float" office:value="3.94851" calcext:value-type="float">
            <text:p>3.94851</text:p>
          </table:table-cell>
          <table:table-cell office:value-type="float" office:value="-0.52714" calcext:value-type="float">
            <text:p>-0.52714</text:p>
          </table:table-cell>
          <table:table-cell office:value-type="float" office:value="3.98354" calcext:value-type="float">
            <text:p>3.983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81" calcext:value-type="float">
            <text:p>-1681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80" calcext:value-type="float">
            <text:p>-1680</text:p>
          </table:table-cell>
          <table:table-cell office:value-type="float" office:value="13440" calcext:value-type="float">
            <text:p>13440</text:p>
          </table:table-cell>
          <table:table-cell office:value-type="float" office:value="16.14705" calcext:value-type="float">
            <text:p>16.14705</text:p>
          </table:table-cell>
          <table:table-cell office:value-type="float" office:value="2.01622" calcext:value-type="float">
            <text:p>2.01622</text:p>
          </table:table-cell>
          <table:table-cell office:value-type="float" office:value="16.27244" calcext:value-type="float">
            <text:p>16.2724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80" calcext:value-type="float">
            <text:p>-1680</text:p>
          </table:table-cell>
          <table:table-cell office:value-type="float" office:value="14080" calcext:value-type="float">
            <text:p>14080</text:p>
          </table:table-cell>
          <table:table-cell office:value-type="float" office:value="13.51791" calcext:value-type="float">
            <text:p>13.51791</text:p>
          </table:table-cell>
          <table:table-cell office:value-type="float" office:value="20.29228" calcext:value-type="float">
            <text:p>20.29228</text:p>
          </table:table-cell>
          <table:table-cell office:value-type="float" office:value="24.38259" calcext:value-type="float">
            <text:p>24.3825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79" calcext:value-type="float">
            <text:p>-1679</text:p>
          </table:table-cell>
          <table:table-cell office:value-type="float" office:value="14720" calcext:value-type="float">
            <text:p>14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78" calcext:value-type="float">
            <text:p>-1678</text:p>
          </table:table-cell>
          <table:table-cell office:value-type="float" office:value="15360" calcext:value-type="float">
            <text:p>15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77" calcext:value-type="float">
            <text:p>-1677</text:p>
          </table:table-cell>
          <table:table-cell office:value-type="float" office:value="16000" calcext:value-type="float">
            <text:p>160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77" calcext:value-type="float">
            <text:p>-1677</text:p>
          </table:table-cell>
          <table:table-cell office:value-type="float" office:value="16640" calcext:value-type="float">
            <text:p>16640</text:p>
          </table:table-cell>
          <table:table-cell office:value-type="float" office:value="2.32178" calcext:value-type="float">
            <text:p>2.32178</text:p>
          </table:table-cell>
          <table:table-cell office:value-type="float" office:value="-2.8298" calcext:value-type="float">
            <text:p>-2.8298</text:p>
          </table:table-cell>
          <table:table-cell office:value-type="float" office:value="3.66039" calcext:value-type="float">
            <text:p>3.660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75" calcext:value-type="float">
            <text:p>-1675</text:p>
          </table:table-cell>
          <table:table-cell office:value-type="float" office:value="17280" calcext:value-type="float">
            <text:p>17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74" calcext:value-type="float">
            <text:p>-1674</text:p>
          </table:table-cell>
          <table:table-cell office:value-type="float" office:value="17920" calcext:value-type="float">
            <text:p>17920</text:p>
          </table:table-cell>
          <table:table-cell office:value-type="float" office:value="12.60247" calcext:value-type="float">
            <text:p>12.60247</text:p>
          </table:table-cell>
          <table:table-cell office:value-type="float" office:value="-1.98538" calcext:value-type="float">
            <text:p>-1.98538</text:p>
          </table:table-cell>
          <table:table-cell office:value-type="float" office:value="12.7579" calcext:value-type="float">
            <text:p>12.75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74" calcext:value-type="float">
            <text:p>-1674</text:p>
          </table:table-cell>
          <table:table-cell office:value-type="float" office:value="18560" calcext:value-type="float">
            <text:p>18560</text:p>
          </table:table-cell>
          <table:table-cell office:value-type="float" office:value="12.58026" calcext:value-type="float">
            <text:p>12.58026</text:p>
          </table:table-cell>
          <table:table-cell office:value-type="float" office:value="7.95467" calcext:value-type="float">
            <text:p>7.95467</text:p>
          </table:table-cell>
          <table:table-cell office:value-type="float" office:value="14.88421" calcext:value-type="float">
            <text:p>14.8842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73" calcext:value-type="float">
            <text:p>-1673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73" calcext:value-type="float">
            <text:p>-1673</text:p>
          </table:table-cell>
          <table:table-cell office:value-type="float" office:value="19840" calcext:value-type="float">
            <text:p>19840</text:p>
          </table:table-cell>
          <table:table-cell office:value-type="float" office:value="-4.82219" calcext:value-type="float">
            <text:p>-4.82219</text:p>
          </table:table-cell>
          <table:table-cell office:value-type="float" office:value="2.82616" calcext:value-type="float">
            <text:p>2.82616</text:p>
          </table:table-cell>
          <table:table-cell office:value-type="float" office:value="5.58934" calcext:value-type="float">
            <text:p>5.5893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72" calcext:value-type="float">
            <text:p>-1672</text:p>
          </table:table-cell>
          <table:table-cell office:value-type="float" office:value="20480" calcext:value-type="float">
            <text:p>20480</text:p>
          </table:table-cell>
          <table:table-cell office:value-type="float" office:value="-0.14138" calcext:value-type="float">
            <text:p>-0.14138</text:p>
          </table:table-cell>
          <table:table-cell office:value-type="float" office:value="-2.03475" calcext:value-type="float">
            <text:p>-2.03475</text:p>
          </table:table-cell>
          <table:table-cell office:value-type="float" office:value="2.03965" calcext:value-type="float">
            <text:p>2.0396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71" calcext:value-type="float">
            <text:p>-1671</text:p>
          </table:table-cell>
          <table:table-cell office:value-type="float" office:value="21120" calcext:value-type="float">
            <text:p>21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671" calcext:value-type="float">
            <text:p>-1671</text:p>
          </table:table-cell>
          <table:table-cell office:value-type="float" office:value="21760" calcext:value-type="float">
            <text:p>21760</text:p>
          </table:table-cell>
          <table:table-cell office:value-type="float" office:value="9.11152" calcext:value-type="float">
            <text:p>9.11152</text:p>
          </table:table-cell>
          <table:table-cell office:value-type="float" office:value="-5.21807" calcext:value-type="float">
            <text:p>-5.21807</text:p>
          </table:table-cell>
          <table:table-cell office:value-type="float" office:value="10.49991" calcext:value-type="float">
            <text:p>10.4999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69" calcext:value-type="float">
            <text:p>-1669</text:p>
          </table:table-cell>
          <table:table-cell office:value-type="float" office:value="22400" calcext:value-type="float">
            <text:p>22400</text:p>
          </table:table-cell>
          <table:table-cell office:value-type="float" office:value="25.96958" calcext:value-type="float">
            <text:p>25.96958</text:p>
          </table:table-cell>
          <table:table-cell office:value-type="float" office:value="7.15806" calcext:value-type="float">
            <text:p>7.15806</text:p>
          </table:table-cell>
          <table:table-cell office:value-type="float" office:value="26.93802" calcext:value-type="float">
            <text:p>26.9380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69" calcext:value-type="float">
            <text:p>-1669</text:p>
          </table:table-cell>
          <table:table-cell office:value-type="float" office:value="23040" calcext:value-type="float">
            <text:p>23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68" calcext:value-type="float">
            <text:p>-1668</text:p>
          </table:table-cell>
          <table:table-cell office:value-type="float" office:value="23680" calcext:value-type="float">
            <text:p>23680</text:p>
          </table:table-cell>
          <table:table-cell office:value-type="float" office:value="-5.49767" calcext:value-type="float">
            <text:p>-5.49767</text:p>
          </table:table-cell>
          <table:table-cell office:value-type="float" office:value="7.98421" calcext:value-type="float">
            <text:p>7.98421</text:p>
          </table:table-cell>
          <table:table-cell office:value-type="float" office:value="9.69392" calcext:value-type="float">
            <text:p>9.6939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667" calcext:value-type="float">
            <text:p>-1667</text:p>
          </table:table-cell>
          <table:table-cell office:value-type="float" office:value="24320" calcext:value-type="float">
            <text:p>24320</text:p>
          </table:table-cell>
          <table:table-cell office:value-type="float" office:value="-0.41759" calcext:value-type="float">
            <text:p>-0.41759</text:p>
          </table:table-cell>
          <table:table-cell office:value-type="float" office:value="-1.74153" calcext:value-type="float">
            <text:p>-1.74153</text:p>
          </table:table-cell>
          <table:table-cell office:value-type="float" office:value="1.7909" calcext:value-type="float">
            <text:p>1.790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66" calcext:value-type="float">
            <text:p>-1666</text:p>
          </table:table-cell>
          <table:table-cell office:value-type="float" office:value="24960" calcext:value-type="float">
            <text:p>24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66" calcext:value-type="float">
            <text:p>-1666</text:p>
          </table:table-cell>
          <table:table-cell office:value-type="float" office:value="25600" calcext:value-type="float">
            <text:p>25600</text:p>
          </table:table-cell>
          <table:table-cell office:value-type="float" office:value="6.96641" calcext:value-type="float">
            <text:p>6.96641</text:p>
          </table:table-cell>
          <table:table-cell office:value-type="float" office:value="-17.06465" calcext:value-type="float">
            <text:p>-17.06465</text:p>
          </table:table-cell>
          <table:table-cell office:value-type="float" office:value="18.43185" calcext:value-type="float">
            <text:p>18.4318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66" calcext:value-type="float">
            <text:p>-1666</text:p>
          </table:table-cell>
          <table:table-cell office:value-type="float" office:value="26240" calcext:value-type="float">
            <text:p>26240</text:p>
          </table:table-cell>
          <table:table-cell office:value-type="float" office:value="29.46129" calcext:value-type="float">
            <text:p>29.46129</text:p>
          </table:table-cell>
          <table:table-cell office:value-type="float" office:value="-2.39911" calcext:value-type="float">
            <text:p>-2.39911</text:p>
          </table:table-cell>
          <table:table-cell office:value-type="float" office:value="29.55881" calcext:value-type="float">
            <text:p>29.5588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66" calcext:value-type="float">
            <text:p>-1666</text:p>
          </table:table-cell>
          <table:table-cell office:value-type="float" office:value="26880" calcext:value-type="float">
            <text:p>26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66" calcext:value-type="float">
            <text:p>-1666</text:p>
          </table:table-cell>
          <table:table-cell office:value-type="float" office:value="27520" calcext:value-type="float">
            <text:p>27520</text:p>
          </table:table-cell>
          <table:table-cell office:value-type="float" office:value="-4.12525" calcext:value-type="float">
            <text:p>-4.12525</text:p>
          </table:table-cell>
          <table:table-cell office:value-type="float" office:value="8.42727" calcext:value-type="float">
            <text:p>8.42727</text:p>
          </table:table-cell>
          <table:table-cell office:value-type="float" office:value="9.38278" calcext:value-type="float">
            <text:p>9.3827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66" calcext:value-type="float">
            <text:p>-1666</text:p>
          </table:table-cell>
          <table:table-cell office:value-type="float" office:value="28160" calcext:value-type="float">
            <text:p>28160</text:p>
          </table:table-cell>
          <table:table-cell office:value-type="float" office:value="1.14521" calcext:value-type="float">
            <text:p>1.14521</text:p>
          </table:table-cell>
          <table:table-cell office:value-type="float" office:value="1.34923" calcext:value-type="float">
            <text:p>1.34923</text:p>
          </table:table-cell>
          <table:table-cell office:value-type="float" office:value="1.76973" calcext:value-type="float">
            <text:p>1.7697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66" calcext:value-type="float">
            <text:p>-1666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65" calcext:value-type="float">
            <text:p>-1665</text:p>
          </table:table-cell>
          <table:table-cell office:value-type="float" office:value="29440" calcext:value-type="float">
            <text:p>29440</text:p>
          </table:table-cell>
          <table:table-cell office:value-type="float" office:value="28.01302" calcext:value-type="float">
            <text:p>28.01302</text:p>
          </table:table-cell>
          <table:table-cell office:value-type="float" office:value="-60.67864" calcext:value-type="float">
            <text:p>-60.67864</text:p>
          </table:table-cell>
          <table:table-cell office:value-type="float" office:value="66.83283" calcext:value-type="float">
            <text:p>66.8328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66" calcext:value-type="float">
            <text:p>-1666</text:p>
          </table:table-cell>
          <table:table-cell office:value-type="float" office:value="30080" calcext:value-type="float">
            <text:p>30080</text:p>
          </table:table-cell>
          <table:table-cell office:value-type="float" office:value="142.49392" calcext:value-type="float">
            <text:p>142.49392</text:p>
          </table:table-cell>
          <table:table-cell office:value-type="float" office:value="-45.65012" calcext:value-type="float">
            <text:p>-45.65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67" calcext:value-type="float">
            <text:p>-1667</text:p>
          </table:table-cell>
          <table:table-cell office:value-type="float" office:value="30720" calcext:value-type="float">
            <text:p>30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67" calcext:value-type="float">
            <text:p>-1667</text:p>
          </table:table-cell>
          <table:table-cell office:value-type="float" office:value="31360" calcext:value-type="float">
            <text:p>31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Input sta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5Input finish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23" calcext:value-type="float">
            <text:p>-17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24" calcext:value-type="float">
            <text:p>-172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25" calcext:value-type="float">
            <text:p>-17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26" calcext:value-type="float">
            <text:p>-172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26" calcext:value-type="float">
            <text:p>-172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24" calcext:value-type="float">
            <text:p>-17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25" calcext:value-type="float">
            <text:p>-172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26" calcext:value-type="float">
            <text:p>-172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90" calcext:value-type="float">
            <text:p>-169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90" calcext:value-type="float">
            <text:p>-169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92" calcext:value-type="float">
            <text:p>-169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94" calcext:value-type="float">
            <text:p>-169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95" calcext:value-type="float">
            <text:p>-169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96" calcext:value-type="float">
            <text:p>-169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98" calcext:value-type="float">
            <text:p>-169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98" calcext:value-type="float">
            <text:p>-169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97" calcext:value-type="float">
            <text:p>-169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98" calcext:value-type="float">
            <text:p>-169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99" calcext:value-type="float">
            <text:p>-169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98" calcext:value-type="float">
            <text:p>-169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99" calcext:value-type="float">
            <text:p>-169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00" calcext:value-type="float">
            <text:p>-170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02" calcext:value-type="float">
            <text:p>-170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03" calcext:value-type="float">
            <text:p>-170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05" calcext:value-type="float">
            <text:p>-170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06" calcext:value-type="float">
            <text:p>-170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707" calcext:value-type="float">
            <text:p>-170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708" calcext:value-type="float">
            <text:p>-170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10" calcext:value-type="float">
            <text:p>-171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710" calcext:value-type="float">
            <text:p>-171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710" calcext:value-type="float">
            <text:p>-171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711" calcext:value-type="float">
            <text:p>-171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713" calcext:value-type="float">
            <text:p>-171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714" calcext:value-type="float">
            <text:p>-171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715" calcext:value-type="float">
            <text:p>-171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716" calcext:value-type="float">
            <text:p>-171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717" calcext:value-type="float">
            <text:p>-171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717" calcext:value-type="float">
            <text:p>-171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718" calcext:value-type="float">
            <text:p>-171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719" calcext:value-type="float">
            <text:p>-1719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720" calcext:value-type="float">
            <text:p>-172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721" calcext:value-type="float">
            <text:p>-172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720" calcext:value-type="float">
            <text:p>-172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721" calcext:value-type="float">
            <text:p>-172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 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 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23" calcext:value-type="float">
            <text:p>-1723</text:p>
          </table:table-cell>
          <table:table-cell office:value-type="float" office:value="0" calcext:value-type="float">
            <text:p>0</text:p>
          </table:table-cell>
          <table:table-cell office:value-type="float" office:value="-54576" calcext:value-type="float">
            <text:p>-545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24" calcext:value-type="float">
            <text:p>-1724</text:p>
          </table:table-cell>
          <table:table-cell office:value-type="float" office:value="640" calcext:value-type="float">
            <text:p>640</text:p>
          </table:table-cell>
          <table:table-cell office:value-type="float" office:value="-176.64367" calcext:value-type="float">
            <text:p>-176.64367</text:p>
          </table:table-cell>
          <table:table-cell office:value-type="float" office:value="18.91592" calcext:value-type="float">
            <text:p>18.91592</text:p>
          </table:table-cell>
          <table:table-cell office:value-type="float" office:value="177.65359" calcext:value-type="float">
            <text:p>177.653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725" calcext:value-type="float">
            <text:p>-1725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26" calcext:value-type="float">
            <text:p>-1726</text:p>
          </table:table-cell>
          <table:table-cell office:value-type="float" office:value="1920" calcext:value-type="float">
            <text:p>1920</text:p>
          </table:table-cell>
          <table:table-cell office:value-type="float" office:value="-47.67628" calcext:value-type="float">
            <text:p>-47.67628</text:p>
          </table:table-cell>
          <table:table-cell office:value-type="float" office:value="-120.55023" calcext:value-type="float">
            <text:p>-120.55023</text:p>
          </table:table-cell>
          <table:table-cell office:value-type="float" office:value="129.63558" calcext:value-type="float">
            <text:p>129.635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26" calcext:value-type="float">
            <text:p>-1726</text:p>
          </table:table-cell>
          <table:table-cell office:value-type="float" office:value="2560" calcext:value-type="float">
            <text:p>2560</text:p>
          </table:table-cell>
          <table:table-cell office:value-type="float" office:value="70.31568" calcext:value-type="float">
            <text:p>70.31568</text:p>
          </table:table-cell>
          <table:table-cell office:value-type="float" office:value="-101.22667" calcext:value-type="float">
            <text:p>-101.22667</text:p>
          </table:table-cell>
          <table:table-cell office:value-type="float" office:value="123.25231" calcext:value-type="float">
            <text:p>123.252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24" calcext:value-type="float">
            <text:p>-1724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725" calcext:value-type="float">
            <text:p>-1725</text:p>
          </table:table-cell>
          <table:table-cell office:value-type="float" office:value="3840" calcext:value-type="float">
            <text:p>3840</text:p>
          </table:table-cell>
          <table:table-cell office:value-type="float" office:value="10.30253" calcext:value-type="float">
            <text:p>10.30253</text:p>
          </table:table-cell>
          <table:table-cell office:value-type="float" office:value="26.61289" calcext:value-type="float">
            <text:p>26.61289</text:p>
          </table:table-cell>
          <table:table-cell office:value-type="float" office:value="28.53748" calcext:value-type="float">
            <text:p>28.537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26" calcext:value-type="float">
            <text:p>-1726</text:p>
          </table:table-cell>
          <table:table-cell office:value-type="float" office:value="4480" calcext:value-type="float">
            <text:p>4480</text:p>
          </table:table-cell>
          <table:table-cell office:value-type="float" office:value="-20.81582" calcext:value-type="float">
            <text:p>-20.81582</text:p>
          </table:table-cell>
          <table:table-cell office:value-type="float" office:value="7.27539" calcext:value-type="float">
            <text:p>7.27539</text:p>
          </table:table-cell>
          <table:table-cell office:value-type="float" office:value="22.05061" calcext:value-type="float">
            <text:p>22.050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91" calcext:value-type="float">
            <text:p>-1691</text:p>
          </table:table-cell>
          <table:table-cell office:value-type="float" office:value="5120" calcext:value-type="float">
            <text:p>5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90" calcext:value-type="float">
            <text:p>-1690</text:p>
          </table:table-cell>
          <table:table-cell office:value-type="float" office:value="5760" calcext:value-type="float">
            <text:p>5760</text:p>
          </table:table-cell>
          <table:table-cell office:value-type="float" office:value="-24.7479" calcext:value-type="float">
            <text:p>-24.7479</text:p>
          </table:table-cell>
          <table:table-cell office:value-type="float" office:value="-37.29634" calcext:value-type="float">
            <text:p>-37.29634</text:p>
          </table:table-cell>
          <table:table-cell office:value-type="float" office:value="44.7602" calcext:value-type="float">
            <text:p>44.76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90" calcext:value-type="float">
            <text:p>-1690</text:p>
          </table:table-cell>
          <table:table-cell office:value-type="float" office:value="6400" calcext:value-type="float">
            <text:p>6400</text:p>
          </table:table-cell>
          <table:table-cell office:value-type="float" office:value="13.84232" calcext:value-type="float">
            <text:p>13.84232</text:p>
          </table:table-cell>
          <table:table-cell office:value-type="float" office:value="-55.25406" calcext:value-type="float">
            <text:p>-55.25406</text:p>
          </table:table-cell>
          <table:table-cell office:value-type="float" office:value="56.96158" calcext:value-type="float">
            <text:p>56.961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91" calcext:value-type="float">
            <text:p>-1691</text:p>
          </table:table-cell>
          <table:table-cell office:value-type="float" office:value="7040" calcext:value-type="float">
            <text:p>7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92" calcext:value-type="float">
            <text:p>-1692</text:p>
          </table:table-cell>
          <table:table-cell office:value-type="float" office:value="7680" calcext:value-type="float">
            <text:p>7680</text:p>
          </table:table-cell>
          <table:table-cell office:value-type="float" office:value="8.87906" calcext:value-type="float">
            <text:p>8.87906</text:p>
          </table:table-cell>
          <table:table-cell office:value-type="float" office:value="13.97237" calcext:value-type="float">
            <text:p>13.97237</text:p>
          </table:table-cell>
          <table:table-cell office:value-type="float" office:value="16.55491" calcext:value-type="float">
            <text:p>16.5549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94" calcext:value-type="float">
            <text:p>-1694</text:p>
          </table:table-cell>
          <table:table-cell office:value-type="float" office:value="8320" calcext:value-type="float">
            <text:p>8320</text:p>
          </table:table-cell>
          <table:table-cell office:value-type="float" office:value="-7.07265" calcext:value-type="float">
            <text:p>-7.07265</text:p>
          </table:table-cell>
          <table:table-cell office:value-type="float" office:value="9.73574" calcext:value-type="float">
            <text:p>9.73574</text:p>
          </table:table-cell>
          <table:table-cell office:value-type="float" office:value="12.03358" calcext:value-type="float">
            <text:p>12.033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95" calcext:value-type="float">
            <text:p>-1695</text:p>
          </table:table-cell>
          <table:table-cell office:value-type="float" office:value="8960" calcext:value-type="float">
            <text:p>8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96" calcext:value-type="float">
            <text:p>-1696</text:p>
          </table:table-cell>
          <table:table-cell office:value-type="float" office:value="9600" calcext:value-type="float">
            <text:p>9600</text:p>
          </table:table-cell>
          <table:table-cell office:value-type="float" office:value="-26.63697" calcext:value-type="float">
            <text:p>-26.63697</text:p>
          </table:table-cell>
          <table:table-cell office:value-type="float" office:value="-19.58591" calcext:value-type="float">
            <text:p>-19.58591</text:p>
          </table:table-cell>
          <table:table-cell office:value-type="float" office:value="33.06261" calcext:value-type="float">
            <text:p>33.0626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98" calcext:value-type="float">
            <text:p>-1698</text:p>
          </table:table-cell>
          <table:table-cell office:value-type="float" office:value="10240" calcext:value-type="float">
            <text:p>10240</text:p>
          </table:table-cell>
          <table:table-cell office:value-type="float" office:value="-7.94176" calcext:value-type="float">
            <text:p>-7.94176</text:p>
          </table:table-cell>
          <table:table-cell office:value-type="float" office:value="-32.30846" calcext:value-type="float">
            <text:p>-32.30846</text:p>
          </table:table-cell>
          <table:table-cell office:value-type="float" office:value="33.27023" calcext:value-type="float">
            <text:p>33.270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98" calcext:value-type="float">
            <text:p>-1698</text:p>
          </table:table-cell>
          <table:table-cell office:value-type="float" office:value="10880" calcext:value-type="float">
            <text:p>10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97" calcext:value-type="float">
            <text:p>-1697</text:p>
          </table:table-cell>
          <table:table-cell office:value-type="float" office:value="11520" calcext:value-type="float">
            <text:p>11520</text:p>
          </table:table-cell>
          <table:table-cell office:value-type="float" office:value="12.40888" calcext:value-type="float">
            <text:p>12.40888</text:p>
          </table:table-cell>
          <table:table-cell office:value-type="float" office:value="1.42393" calcext:value-type="float">
            <text:p>1.42393</text:p>
          </table:table-cell>
          <table:table-cell office:value-type="float" office:value="12.49031" calcext:value-type="float">
            <text:p>12.4903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98" calcext:value-type="float">
            <text:p>-1698</text:p>
          </table:table-cell>
          <table:table-cell office:value-type="float" office:value="12160" calcext:value-type="float">
            <text:p>12160</text:p>
          </table:table-cell>
          <table:table-cell office:value-type="float" office:value="-3.20831" calcext:value-type="float">
            <text:p>-3.20831</text:p>
          </table:table-cell>
          <table:table-cell office:value-type="float" office:value="10.81926" calcext:value-type="float">
            <text:p>10.81926</text:p>
          </table:table-cell>
          <table:table-cell office:value-type="float" office:value="11.28493" calcext:value-type="float">
            <text:p>11.284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99" calcext:value-type="float">
            <text:p>-1699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98" calcext:value-type="float">
            <text:p>-1698</text:p>
          </table:table-cell>
          <table:table-cell office:value-type="float" office:value="13440" calcext:value-type="float">
            <text:p>13440</text:p>
          </table:table-cell>
          <table:table-cell office:value-type="float" office:value="-29.37932" calcext:value-type="float">
            <text:p>-29.37932</text:p>
          </table:table-cell>
          <table:table-cell office:value-type="float" office:value="-2.85145" calcext:value-type="float">
            <text:p>-2.85145</text:p>
          </table:table-cell>
          <table:table-cell office:value-type="float" office:value="29.51737" calcext:value-type="float">
            <text:p>29.517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99" calcext:value-type="float">
            <text:p>-1699</text:p>
          </table:table-cell>
          <table:table-cell office:value-type="float" office:value="14080" calcext:value-type="float">
            <text:p>14080</text:p>
          </table:table-cell>
          <table:table-cell office:value-type="float" office:value="-28.15007" calcext:value-type="float">
            <text:p>-28.15007</text:p>
          </table:table-cell>
          <table:table-cell office:value-type="float" office:value="-31.35837" calcext:value-type="float">
            <text:p>-31.35837</text:p>
          </table:table-cell>
          <table:table-cell office:value-type="float" office:value="42.13993" calcext:value-type="float">
            <text:p>42.1399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00" calcext:value-type="float">
            <text:p>-1700</text:p>
          </table:table-cell>
          <table:table-cell office:value-type="float" office:value="14720" calcext:value-type="float">
            <text:p>14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702" calcext:value-type="float">
            <text:p>-1702</text:p>
          </table:table-cell>
          <table:table-cell office:value-type="float" office:value="15360" calcext:value-type="float">
            <text:p>15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03" calcext:value-type="float">
            <text:p>-1703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705" calcext:value-type="float">
            <text:p>-1705</text:p>
          </table:table-cell>
          <table:table-cell office:value-type="float" office:value="16640" calcext:value-type="float">
            <text:p>16640</text:p>
          </table:table-cell>
          <table:table-cell office:value-type="float" office:value="0.09197" calcext:value-type="float">
            <text:p>0.09197</text:p>
          </table:table-cell>
          <table:table-cell office:value-type="float" office:value="10.77988" calcext:value-type="float">
            <text:p>10.77988</text:p>
          </table:table-cell>
          <table:table-cell office:value-type="float" office:value="10.78027" calcext:value-type="float">
            <text:p>10.7802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706" calcext:value-type="float">
            <text:p>-1706</text:p>
          </table:table-cell>
          <table:table-cell office:value-type="float" office:value="17280" calcext:value-type="float">
            <text:p>17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707" calcext:value-type="float">
            <text:p>-1707</text:p>
          </table:table-cell>
          <table:table-cell office:value-type="float" office:value="17920" calcext:value-type="float">
            <text:p>17920</text:p>
          </table:table-cell>
          <table:table-cell office:value-type="float" office:value="-21.67523" calcext:value-type="float">
            <text:p>-21.67523</text:p>
          </table:table-cell>
          <table:table-cell office:value-type="float" office:value="3.88388" calcext:value-type="float">
            <text:p>3.88388</text:p>
          </table:table-cell>
          <table:table-cell office:value-type="float" office:value="22.02045" calcext:value-type="float">
            <text:p>22.0204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708" calcext:value-type="float">
            <text:p>-1708</text:p>
          </table:table-cell>
          <table:table-cell office:value-type="float" office:value="18560" calcext:value-type="float">
            <text:p>18560</text:p>
          </table:table-cell>
          <table:table-cell office:value-type="float" office:value="-22.39391" calcext:value-type="float">
            <text:p>-22.39391</text:p>
          </table:table-cell>
          <table:table-cell office:value-type="float" office:value="-15.30742" calcext:value-type="float">
            <text:p>-15.30742</text:p>
          </table:table-cell>
          <table:table-cell office:value-type="float" office:value="27.12571" calcext:value-type="float">
            <text:p>27.1257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710" calcext:value-type="float">
            <text:p>-1710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710" calcext:value-type="float">
            <text:p>-1710</text:p>
          </table:table-cell>
          <table:table-cell office:value-type="float" office:value="19840" calcext:value-type="float">
            <text:p>19840</text:p>
          </table:table-cell>
          <table:table-cell office:value-type="float" office:value="11.20443" calcext:value-type="float">
            <text:p>11.20443</text:p>
          </table:table-cell>
          <table:table-cell office:value-type="float" office:value="-2.66024" calcext:value-type="float">
            <text:p>-2.66024</text:p>
          </table:table-cell>
          <table:table-cell office:value-type="float" office:value="11.51591" calcext:value-type="float">
            <text:p>11.5159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710" calcext:value-type="float">
            <text:p>-1710</text:p>
          </table:table-cell>
          <table:table-cell office:value-type="float" office:value="20480" calcext:value-type="float">
            <text:p>20480</text:p>
          </table:table-cell>
          <table:table-cell office:value-type="float" office:value="6.234" calcext:value-type="float">
            <text:p>6.234</text:p>
          </table:table-cell>
          <table:table-cell office:value-type="float" office:value="8.62026" calcext:value-type="float">
            <text:p>8.62026</text:p>
          </table:table-cell>
          <table:table-cell office:value-type="float" office:value="10.63821" calcext:value-type="float">
            <text:p>10.638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711" calcext:value-type="float">
            <text:p>-1711</text:p>
          </table:table-cell>
          <table:table-cell office:value-type="float" office:value="21120" calcext:value-type="float">
            <text:p>21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13" calcext:value-type="float">
            <text:p>-1713</text:p>
          </table:table-cell>
          <table:table-cell office:value-type="float" office:value="21760" calcext:value-type="float">
            <text:p>21760</text:p>
          </table:table-cell>
          <table:table-cell office:value-type="float" office:value="-26.1107" calcext:value-type="float">
            <text:p>-26.1107</text:p>
          </table:table-cell>
          <table:table-cell office:value-type="float" office:value="23.46652" calcext:value-type="float">
            <text:p>23.46652</text:p>
          </table:table-cell>
          <table:table-cell office:value-type="float" office:value="35.10622" calcext:value-type="float">
            <text:p>35.106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14" calcext:value-type="float">
            <text:p>-1714</text:p>
          </table:table-cell>
          <table:table-cell office:value-type="float" office:value="22400" calcext:value-type="float">
            <text:p>22400</text:p>
          </table:table-cell>
          <table:table-cell office:value-type="float" office:value="-40.29596" calcext:value-type="float">
            <text:p>-40.29596</text:p>
          </table:table-cell>
          <table:table-cell office:value-type="float" office:value="-7.09568" calcext:value-type="float">
            <text:p>-7.09568</text:p>
          </table:table-cell>
          <table:table-cell office:value-type="float" office:value="40.91593" calcext:value-type="float">
            <text:p>40.9159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715" calcext:value-type="float">
            <text:p>-1715</text:p>
          </table:table-cell>
          <table:table-cell office:value-type="float" office:value="23040" calcext:value-type="float">
            <text:p>23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716" calcext:value-type="float">
            <text:p>-1716</text:p>
          </table:table-cell>
          <table:table-cell office:value-type="float" office:value="23680" calcext:value-type="float">
            <text:p>23680</text:p>
          </table:table-cell>
          <table:table-cell office:value-type="float" office:value="7.12093" calcext:value-type="float">
            <text:p>7.12093</text:p>
          </table:table-cell>
          <table:table-cell office:value-type="float" office:value="-13.97237" calcext:value-type="float">
            <text:p>-13.97237</text:p>
          </table:table-cell>
          <table:table-cell office:value-type="float" office:value="15.68231" calcext:value-type="float">
            <text:p>15.6823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717" calcext:value-type="float">
            <text:p>-1717</text:p>
          </table:table-cell>
          <table:table-cell office:value-type="float" office:value="24320" calcext:value-type="float">
            <text:p>24320</text:p>
          </table:table-cell>
          <table:table-cell office:value-type="float" office:value="12.0936" calcext:value-type="float">
            <text:p>12.0936</text:p>
          </table:table-cell>
          <table:table-cell office:value-type="float" office:value="4.67357" calcext:value-type="float">
            <text:p>4.67357</text:p>
          </table:table-cell>
          <table:table-cell office:value-type="float" office:value="12.96524" calcext:value-type="float">
            <text:p>12.9652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717" calcext:value-type="float">
            <text:p>-1717</text:p>
          </table:table-cell>
          <table:table-cell office:value-type="float" office:value="24960" calcext:value-type="float">
            <text:p>24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718" calcext:value-type="float">
            <text:p>-1718</text:p>
          </table:table-cell>
          <table:table-cell office:value-type="float" office:value="25600" calcext:value-type="float">
            <text:p>25600</text:p>
          </table:table-cell>
          <table:table-cell office:value-type="float" office:value="-16.01151" calcext:value-type="float">
            <text:p>-16.01151</text:p>
          </table:table-cell>
          <table:table-cell office:value-type="float" office:value="32.25226" calcext:value-type="float">
            <text:p>32.25226</text:p>
          </table:table-cell>
          <table:table-cell office:value-type="float" office:value="36.00801" calcext:value-type="float">
            <text:p>36.0080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719" calcext:value-type="float">
            <text:p>-1719</text:p>
          </table:table-cell>
          <table:table-cell office:value-type="float" office:value="26240" calcext:value-type="float">
            <text:p>26240</text:p>
          </table:table-cell>
          <table:table-cell office:value-type="float" office:value="-47.98001" calcext:value-type="float">
            <text:p>-47.98001</text:p>
          </table:table-cell>
          <table:table-cell office:value-type="float" office:value="17.2067" calcext:value-type="float">
            <text:p>17.2067</text:p>
          </table:table-cell>
          <table:table-cell office:value-type="float" office:value="50.97207" calcext:value-type="float">
            <text:p>50.972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720" calcext:value-type="float">
            <text:p>-1720</text:p>
          </table:table-cell>
          <table:table-cell office:value-type="float" office:value="26880" calcext:value-type="float">
            <text:p>26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21" calcext:value-type="float">
            <text:p>-1721</text:p>
          </table:table-cell>
          <table:table-cell office:value-type="float" office:value="27520" calcext:value-type="float">
            <text:p>27520</text:p>
          </table:table-cell>
          <table:table-cell office:value-type="float" office:value="6.08414" calcext:value-type="float">
            <text:p>6.08414</text:p>
          </table:table-cell>
          <table:table-cell office:value-type="float" office:value="-25.37657" calcext:value-type="float">
            <text:p>-25.37657</text:p>
          </table:table-cell>
          <table:table-cell office:value-type="float" office:value="26.09573" calcext:value-type="float">
            <text:p>26.0957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720" calcext:value-type="float">
            <text:p>-1720</text:p>
          </table:table-cell>
          <table:table-cell office:value-type="float" office:value="28160" calcext:value-type="float">
            <text:p>28160</text:p>
          </table:table-cell>
          <table:table-cell office:value-type="float" office:value="33.32087" calcext:value-type="float">
            <text:p>33.32087</text:p>
          </table:table-cell>
          <table:table-cell office:value-type="float" office:value="5.39019" calcext:value-type="float">
            <text:p>5.39019</text:p>
          </table:table-cell>
          <table:table-cell office:value-type="float" office:value="33.75403" calcext:value-type="float">
            <text:p>33.7540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21" calcext:value-type="float">
            <text:p>-1721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22" calcext:value-type="float">
            <text:p>-1722</text:p>
          </table:table-cell>
          <table:table-cell office:value-type="float" office:value="29440" calcext:value-type="float">
            <text:p>29440</text:p>
          </table:table-cell>
          <table:table-cell office:value-type="float" office:value="-31.76206" calcext:value-type="float">
            <text:p>-31.76206</text:p>
          </table:table-cell>
          <table:table-cell office:value-type="float" office:value="120.68128" calcext:value-type="float">
            <text:p>120.68128</text:p>
          </table:table-cell>
          <table:table-cell office:value-type="float" office:value="124.79102" calcext:value-type="float">
            <text:p>124.7910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22" calcext:value-type="float">
            <text:p>-1722</text:p>
          </table:table-cell>
          <table:table-cell office:value-type="float" office:value="30080" calcext:value-type="float">
            <text:p>30080</text:p>
          </table:table-cell>
          <table:table-cell office:value-type="float" office:value="-181.39628" calcext:value-type="float">
            <text:p>-181.39628</text:p>
          </table:table-cell>
          <table:table-cell office:value-type="float" office:value="149.13375" calcext:value-type="float">
            <text:p>149.13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722" calcext:value-type="float">
            <text:p>-1722</text:p>
          </table:table-cell>
          <table:table-cell office:value-type="float" office:value="30720" calcext:value-type="float">
            <text:p>30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22" calcext:value-type="float">
            <text:p>-1722</text:p>
          </table:table-cell>
          <table:table-cell office:value-type="float" office:value="31360" calcext:value-type="float">
            <text:p>31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Input sta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09:26:01.393387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09:28:01.568814477</dc:date>
    <meta:editing-duration>PT12M19S</meta:editing-duration>
    <meta:editing-cycles>3</meta:editing-cycles>
    <meta:generator>LibreOffice/5.1.6.2$Linux_X86_64 LibreOffice_project/10m0$Build-2</meta:generator>
    <meta:document-statistic meta:table-count="1" meta:cell-count="16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220_buffer100_rest6_fft.A108:220_buffer100_rest6_fft.B157" svg:x="0.32cm" svg:y="0.18cm" svg:width="12.508cm" svg:height="8.64cm">
          <chartooo:coordinate-region svg:x="1.418cm" svg:y="0.379cm" svg:width="11.1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B108:220_buffer100_rest6_fft.B157" chart:class="chart:scatter">
            <chart:domain table:cell-range-address="220_buffer100_rest6_fft.A108:220_buffer100_rest6_fft.A157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220_buffer100_rest6_fft.A108:220_buffer100_rest6_fft.A157</svg:desc>
                </draw:g>
              </table:table-cell>
              <table:table-cell office:value-type="float" office:value="-1689">
                <text:p>-1689</text:p>
                <draw:g>
                  <svg:desc>220_buffer100_rest6_fft.B108:220_buffer100_rest6_fft.B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689">
                <text:p>-1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476cm" svg:height="9.006cm" xlink:href=".." xlink:type="simple" chart:class="chart:scatter" chart:style-name="ch1">
        <chart:legend chart:legend-position="end" svg:x="33.65cm" svg:y="4.204cm" style:legend-expansion="high" chart:style-name="ch2"/>
        <chart:plot-area chart:style-name="ch3" table:cell-range-address="220_buffer100_rest6_fft.C161:220_buffer100_rest6_fft.C210 220_buffer100_rest6_fft.F161:220_buffer100_rest6_fft.F210" svg:x="0.729cm" svg:y="0.18cm" svg:width="32.192cm" svg:height="8.646cm">
          <chartooo:coordinate-region svg:x="1.536cm" svg:y="0.379cm" svg:width="30.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F161:220_buffer100_rest6_fft.F210" chart:class="chart:scatter">
            <chart:domain table:cell-range-address="220_buffer100_rest6_fft.C161:220_buffer100_rest6_fft.C210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20_buffer100_rest6_fft.C161:220_buffer100_rest6_fft.C210</svg:desc>
                </draw:g>
              </table:table-cell>
              <table:table-cell office:value-type="float" office:value="0">
                <text:p>0</text:p>
                <draw:g>
                  <svg:desc>220_buffer100_rest6_fft.F161:220_buffer100_rest6_fft.F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">
                <text:p>640</text:p>
              </table:table-cell>
              <table:table-cell office:value-type="float" office:value="210.37927">
                <text:p>210.37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0">
                <text:p>1920</text:p>
              </table:table-cell>
              <table:table-cell office:value-type="float" office:value="101.98838">
                <text:p>101.98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0">
                <text:p>2560</text:p>
              </table:table-cell>
              <table:table-cell office:value-type="float" office:value="69.23166">
                <text:p>69.23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0">
                <text:p>3840</text:p>
              </table:table-cell>
              <table:table-cell office:value-type="float" office:value="9.04139">
                <text:p>9.04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0">
                <text:p>4480</text:p>
              </table:table-cell>
              <table:table-cell office:value-type="float" office:value="22.37749">
                <text:p>22.37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0">
                <text:p>5760</text:p>
              </table:table-cell>
              <table:table-cell office:value-type="float" office:value="42.50344">
                <text:p>42.50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00">
                <text:p>6400</text:p>
              </table:table-cell>
              <table:table-cell office:value-type="float" office:value="42.41978">
                <text:p>42.41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40">
                <text:p>7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0">
                <text:p>7680</text:p>
              </table:table-cell>
              <table:table-cell office:value-type="float" office:value="5.14849">
                <text:p>5.14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20">
                <text:p>8320</text:p>
              </table:table-cell>
              <table:table-cell office:value-type="float" office:value="12.60592">
                <text:p>12.60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60">
                <text:p>8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0">
                <text:p>9600</text:p>
              </table:table-cell>
              <table:table-cell office:value-type="float" office:value="24.98383">
                <text:p>24.98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0">
                <text:p>10240</text:p>
              </table:table-cell>
              <table:table-cell office:value-type="float" office:value="19.63206">
                <text:p>19.63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80">
                <text:p>10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20">
                <text:p>11520</text:p>
              </table:table-cell>
              <table:table-cell office:value-type="float" office:value="5.34763">
                <text:p>5.34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60">
                <text:p>12160</text:p>
              </table:table-cell>
              <table:table-cell office:value-type="float" office:value="11.5923">
                <text:p>11.5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40">
                <text:p>13440</text:p>
              </table:table-cell>
              <table:table-cell office:value-type="float" office:value="28.4845">
                <text:p>28.4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80">
                <text:p>14080</text:p>
              </table:table-cell>
              <table:table-cell office:value-type="float" office:value="28.93374">
                <text:p>28.93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20">
                <text:p>14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60">
                <text:p>15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00">
                <text:p>16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40">
                <text:p>16640</text:p>
              </table:table-cell>
              <table:table-cell office:value-type="float" office:value="9.67237">
                <text:p>9.67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80">
                <text:p>17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20">
                <text:p>17920</text:p>
              </table:table-cell>
              <table:table-cell office:value-type="float" office:value="22.99733">
                <text:p>22.99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60">
                <text:p>18560</text:p>
              </table:table-cell>
              <table:table-cell office:value-type="float" office:value="20.1624">
                <text:p>20.1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00">
                <text:p>1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0">
                <text:p>19840</text:p>
              </table:table-cell>
              <table:table-cell office:value-type="float" office:value="5.09829">
                <text:p>5.09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80">
                <text:p>20480</text:p>
              </table:table-cell>
              <table:table-cell office:value-type="float" office:value="9.99832">
                <text:p>9.99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20">
                <text:p>2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60">
                <text:p>21760</text:p>
              </table:table-cell>
              <table:table-cell office:value-type="float" office:value="25.94998">
                <text:p>25.94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00">
                <text:p>22400</text:p>
              </table:table-cell>
              <table:table-cell office:value-type="float" office:value="25.98851">
                <text:p>25.988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40">
                <text:p>2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680">
                <text:p>23680</text:p>
              </table:table-cell>
              <table:table-cell office:value-type="float" office:value="4.84696">
                <text:p>4.84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20">
                <text:p>24320</text:p>
              </table:table-cell>
              <table:table-cell office:value-type="float" office:value="15.56373">
                <text:p>15.56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60">
                <text:p>24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00">
                <text:p>25600</text:p>
              </table:table-cell>
              <table:table-cell office:value-type="float" office:value="35.45843">
                <text:p>35.45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40">
                <text:p>26240</text:p>
              </table:table-cell>
              <table:table-cell office:value-type="float" office:value="38.9748">
                <text:p>38.9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880">
                <text:p>26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20">
                <text:p>27520</text:p>
              </table:table-cell>
              <table:table-cell office:value-type="float" office:value="9.14676">
                <text:p>9.14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60">
                <text:p>28160</text:p>
              </table:table-cell>
              <table:table-cell office:value-type="float" office:value="28.54403">
                <text:p>28.54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00">
                <text:p>2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40">
                <text:p>29440</text:p>
              </table:table-cell>
              <table:table-cell office:value-type="float" office:value="97.574">
                <text:p>97.5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80">
                <text:p>30080</text:p>
              </table:table-cell>
              <table:table-cell office:value-type="float" office:value="170.08233">
                <text:p>170.08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20">
                <text:p>30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360">
                <text:p>31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220_buffer100_rest6_fft.A213:220_buffer100_rest6_fft.B262" svg:x="0.32cm" svg:y="0.18cm" svg:width="12.508cm" svg:height="8.64cm">
          <chartooo:coordinate-region svg:x="1.418cm" svg:y="0.379cm" svg:width="11.1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B213:220_buffer100_rest6_fft.B262" chart:class="chart:scatter">
            <chart:domain table:cell-range-address="220_buffer100_rest6_fft.A213:220_buffer100_rest6_fft.A262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220_buffer100_rest6_fft.A213:220_buffer100_rest6_fft.A262</svg:desc>
                </draw:g>
              </table:table-cell>
              <table:table-cell office:value-type="float" office:value="-1668">
                <text:p>-1668</text:p>
                <draw:g>
                  <svg:desc>220_buffer100_rest6_fft.B213:220_buffer100_rest6_fft.B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667">
                <text:p>-1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147cm" svg:height="9.005cm" xlink:href=".." xlink:type="simple" chart:class="chart:scatter" chart:style-name="ch1">
        <chart:legend chart:legend-position="end" svg:x="33.321cm" svg:y="4.203cm" style:legend-expansion="high" chart:style-name="ch2"/>
        <chart:plot-area chart:style-name="ch3" table:cell-range-address="220_buffer100_rest6_fft.C266:220_buffer100_rest6_fft.C315 220_buffer100_rest6_fft.F266:220_buffer100_rest6_fft.F315" svg:x="0.722cm" svg:y="0.18cm" svg:width="31.877cm" svg:height="8.645cm">
          <chartooo:coordinate-region svg:x="1.343cm" svg:y="0.379cm" svg:width="30.60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F266:220_buffer100_rest6_fft.F315" chart:class="chart:scatter">
            <chart:domain table:cell-range-address="220_buffer100_rest6_fft.C266:220_buffer100_rest6_fft.C315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20_buffer100_rest6_fft.C266:220_buffer100_rest6_fft.C315</svg:desc>
                </draw:g>
              </table:table-cell>
              <table:table-cell office:value-type="float" office:value="0">
                <text:p>0</text:p>
                <draw:g>
                  <svg:desc>220_buffer100_rest6_fft.F266:220_buffer100_rest6_fft.F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">
                <text:p>640</text:p>
              </table:table-cell>
              <table:table-cell office:value-type="float" office:value="107.11177">
                <text:p>107.11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0">
                <text:p>1920</text:p>
              </table:table-cell>
              <table:table-cell office:value-type="float" office:value="69.00437">
                <text:p>69.00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0">
                <text:p>2560</text:p>
              </table:table-cell>
              <table:table-cell office:value-type="float" office:value="61.22317">
                <text:p>61.22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0">
                <text:p>3840</text:p>
              </table:table-cell>
              <table:table-cell office:value-type="float" office:value="10.4185">
                <text:p>10.4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0">
                <text:p>4480</text:p>
              </table:table-cell>
              <table:table-cell office:value-type="float" office:value="6.26219">
                <text:p>6.26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0">
                <text:p>5760</text:p>
              </table:table-cell>
              <table:table-cell office:value-type="float" office:value="22.59053">
                <text:p>22.59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00">
                <text:p>6400</text:p>
              </table:table-cell>
              <table:table-cell office:value-type="float" office:value="32.60945">
                <text:p>32.60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40">
                <text:p>7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0">
                <text:p>7680</text:p>
              </table:table-cell>
              <table:table-cell office:value-type="float" office:value="10.29698">
                <text:p>10.29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20">
                <text:p>8320</text:p>
              </table:table-cell>
              <table:table-cell office:value-type="float" office:value="5.66453">
                <text:p>5.66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60">
                <text:p>8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0">
                <text:p>9600</text:p>
              </table:table-cell>
              <table:table-cell office:value-type="float" office:value="9.37548">
                <text:p>9.37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0">
                <text:p>10240</text:p>
              </table:table-cell>
              <table:table-cell office:value-type="float" office:value="20.79565">
                <text:p>20.79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80">
                <text:p>10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20">
                <text:p>11520</text:p>
              </table:table-cell>
              <table:table-cell office:value-type="float" office:value="6.01475">
                <text:p>6.01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60">
                <text:p>12160</text:p>
              </table:table-cell>
              <table:table-cell office:value-type="float" office:value="3.98354">
                <text:p>3.98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40">
                <text:p>13440</text:p>
              </table:table-cell>
              <table:table-cell office:value-type="float" office:value="16.27244">
                <text:p>16.27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80">
                <text:p>14080</text:p>
              </table:table-cell>
              <table:table-cell office:value-type="float" office:value="24.38259">
                <text:p>24.382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20">
                <text:p>14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60">
                <text:p>15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00">
                <text:p>16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40">
                <text:p>16640</text:p>
              </table:table-cell>
              <table:table-cell office:value-type="float" office:value="3.66039">
                <text:p>3.66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80">
                <text:p>17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20">
                <text:p>17920</text:p>
              </table:table-cell>
              <table:table-cell office:value-type="float" office:value="12.7579">
                <text:p>12.7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60">
                <text:p>18560</text:p>
              </table:table-cell>
              <table:table-cell office:value-type="float" office:value="14.88421">
                <text:p>14.88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00">
                <text:p>1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0">
                <text:p>19840</text:p>
              </table:table-cell>
              <table:table-cell office:value-type="float" office:value="5.58934">
                <text:p>5.58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80">
                <text:p>20480</text:p>
              </table:table-cell>
              <table:table-cell office:value-type="float" office:value="2.03965">
                <text:p>2.03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20">
                <text:p>2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60">
                <text:p>21760</text:p>
              </table:table-cell>
              <table:table-cell office:value-type="float" office:value="10.49991">
                <text:p>10.49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00">
                <text:p>22400</text:p>
              </table:table-cell>
              <table:table-cell office:value-type="float" office:value="26.93802">
                <text:p>26.9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40">
                <text:p>2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680">
                <text:p>23680</text:p>
              </table:table-cell>
              <table:table-cell office:value-type="float" office:value="9.69392">
                <text:p>9.69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20">
                <text:p>24320</text:p>
              </table:table-cell>
              <table:table-cell office:value-type="float" office:value="1.7909">
                <text:p>1.7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60">
                <text:p>24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00">
                <text:p>25600</text:p>
              </table:table-cell>
              <table:table-cell office:value-type="float" office:value="18.43185">
                <text:p>18.43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40">
                <text:p>26240</text:p>
              </table:table-cell>
              <table:table-cell office:value-type="float" office:value="29.55881">
                <text:p>29.558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880">
                <text:p>26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20">
                <text:p>27520</text:p>
              </table:table-cell>
              <table:table-cell office:value-type="float" office:value="9.38278">
                <text:p>9.38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60">
                <text:p>28160</text:p>
              </table:table-cell>
              <table:table-cell office:value-type="float" office:value="1.76973">
                <text:p>1.769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00">
                <text:p>2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40">
                <text:p>29440</text:p>
              </table:table-cell>
              <table:table-cell office:value-type="float" office:value="66.83283">
                <text:p>66.832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80">
                <text:p>30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20">
                <text:p>30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360">
                <text:p>31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220_buffer100_rest6_fft.A318:220_buffer100_rest6_fft.B367" svg:x="0.32cm" svg:y="0.18cm" svg:width="12.508cm" svg:height="8.64cm">
          <chartooo:coordinate-region svg:x="1.418cm" svg:y="0.379cm" svg:width="11.1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B318:220_buffer100_rest6_fft.B367" chart:class="chart:scatter">
            <chart:domain table:cell-range-address="220_buffer100_rest6_fft.A318:220_buffer100_rest6_fft.A367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220_buffer100_rest6_fft.A318:220_buffer100_rest6_fft.A367</svg:desc>
                </draw:g>
              </table:table-cell>
              <table:table-cell office:value-type="float" office:value="-1723">
                <text:p>-1723</text:p>
                <draw:g>
                  <svg:desc>220_buffer100_rest6_fft.B318:220_buffer100_rest6_fft.B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722">
                <text:p>-17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174cm" svg:height="9.005cm" xlink:href=".." xlink:type="simple" chart:class="chart:scatter" chart:style-name="ch1">
        <chart:legend chart:legend-position="end" svg:x="33.348cm" svg:y="4.203cm" style:legend-expansion="high" chart:style-name="ch2"/>
        <chart:plot-area chart:style-name="ch3" table:cell-range-address="220_buffer100_rest6_fft.C371:220_buffer100_rest6_fft.C420 220_buffer100_rest6_fft.F371:220_buffer100_rest6_fft.F420" svg:x="0.723cm" svg:y="0.18cm" svg:width="31.902cm" svg:height="8.645cm">
          <chartooo:coordinate-region svg:x="1.344cm" svg:y="0.379cm" svg:width="30.63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F371:220_buffer100_rest6_fft.F420" chart:class="chart:scatter">
            <chart:domain table:cell-range-address="220_buffer100_rest6_fft.C371:220_buffer100_rest6_fft.C420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20_buffer100_rest6_fft.C371:220_buffer100_rest6_fft.C420</svg:desc>
                </draw:g>
              </table:table-cell>
              <table:table-cell office:value-type="float" office:value="0">
                <text:p>0</text:p>
                <draw:g>
                  <svg:desc>220_buffer100_rest6_fft.F371:220_buffer100_rest6_fft.F4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">
                <text:p>640</text:p>
              </table:table-cell>
              <table:table-cell office:value-type="float" office:value="177.65359">
                <text:p>177.65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0">
                <text:p>1920</text:p>
              </table:table-cell>
              <table:table-cell office:value-type="float" office:value="129.63558">
                <text:p>129.63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0">
                <text:p>2560</text:p>
              </table:table-cell>
              <table:table-cell office:value-type="float" office:value="123.25231">
                <text:p>123.25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0">
                <text:p>3840</text:p>
              </table:table-cell>
              <table:table-cell office:value-type="float" office:value="28.53748">
                <text:p>28.53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0">
                <text:p>4480</text:p>
              </table:table-cell>
              <table:table-cell office:value-type="float" office:value="22.05061">
                <text:p>22.0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0">
                <text:p>5760</text:p>
              </table:table-cell>
              <table:table-cell office:value-type="float" office:value="44.7602">
                <text:p>44.7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00">
                <text:p>6400</text:p>
              </table:table-cell>
              <table:table-cell office:value-type="float" office:value="56.96158">
                <text:p>56.96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40">
                <text:p>7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0">
                <text:p>7680</text:p>
              </table:table-cell>
              <table:table-cell office:value-type="float" office:value="16.55491">
                <text:p>16.55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20">
                <text:p>8320</text:p>
              </table:table-cell>
              <table:table-cell office:value-type="float" office:value="12.03358">
                <text:p>12.03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60">
                <text:p>8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0">
                <text:p>9600</text:p>
              </table:table-cell>
              <table:table-cell office:value-type="float" office:value="33.06261">
                <text:p>33.06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0">
                <text:p>10240</text:p>
              </table:table-cell>
              <table:table-cell office:value-type="float" office:value="33.27023">
                <text:p>33.27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80">
                <text:p>10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20">
                <text:p>11520</text:p>
              </table:table-cell>
              <table:table-cell office:value-type="float" office:value="12.49031">
                <text:p>12.49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60">
                <text:p>12160</text:p>
              </table:table-cell>
              <table:table-cell office:value-type="float" office:value="11.28493">
                <text:p>11.28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40">
                <text:p>13440</text:p>
              </table:table-cell>
              <table:table-cell office:value-type="float" office:value="29.51737">
                <text:p>29.51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80">
                <text:p>14080</text:p>
              </table:table-cell>
              <table:table-cell office:value-type="float" office:value="42.13993">
                <text:p>42.139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20">
                <text:p>14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60">
                <text:p>15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00">
                <text:p>16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40">
                <text:p>16640</text:p>
              </table:table-cell>
              <table:table-cell office:value-type="float" office:value="10.78027">
                <text:p>10.780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80">
                <text:p>17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20">
                <text:p>17920</text:p>
              </table:table-cell>
              <table:table-cell office:value-type="float" office:value="22.02045">
                <text:p>22.02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60">
                <text:p>18560</text:p>
              </table:table-cell>
              <table:table-cell office:value-type="float" office:value="27.12571">
                <text:p>27.12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00">
                <text:p>1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0">
                <text:p>19840</text:p>
              </table:table-cell>
              <table:table-cell office:value-type="float" office:value="11.51591">
                <text:p>11.51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80">
                <text:p>20480</text:p>
              </table:table-cell>
              <table:table-cell office:value-type="float" office:value="10.63821">
                <text:p>10.63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20">
                <text:p>2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60">
                <text:p>21760</text:p>
              </table:table-cell>
              <table:table-cell office:value-type="float" office:value="35.10622">
                <text:p>35.10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00">
                <text:p>22400</text:p>
              </table:table-cell>
              <table:table-cell office:value-type="float" office:value="40.91593">
                <text:p>40.91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40">
                <text:p>2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680">
                <text:p>23680</text:p>
              </table:table-cell>
              <table:table-cell office:value-type="float" office:value="15.68231">
                <text:p>15.68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20">
                <text:p>24320</text:p>
              </table:table-cell>
              <table:table-cell office:value-type="float" office:value="12.96524">
                <text:p>12.96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60">
                <text:p>24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00">
                <text:p>25600</text:p>
              </table:table-cell>
              <table:table-cell office:value-type="float" office:value="36.00801">
                <text:p>36.008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40">
                <text:p>26240</text:p>
              </table:table-cell>
              <table:table-cell office:value-type="float" office:value="50.97207">
                <text:p>50.97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880">
                <text:p>26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20">
                <text:p>27520</text:p>
              </table:table-cell>
              <table:table-cell office:value-type="float" office:value="26.09573">
                <text:p>26.095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60">
                <text:p>28160</text:p>
              </table:table-cell>
              <table:table-cell office:value-type="float" office:value="33.75403">
                <text:p>33.75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00">
                <text:p>2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40">
                <text:p>29440</text:p>
              </table:table-cell>
              <table:table-cell office:value-type="float" office:value="124.79102">
                <text:p>124.791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80">
                <text:p>30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20">
                <text:p>30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360">
                <text:p>31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